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华文楷体" svg:font-family="华文楷体" style:font-pitch="variable"/>
    <style:font-face style:name="宋体" svg:font-family="宋体" style:font-pitch="variable"/>
    <style:font-face style:name="宋体1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表格1" style:family="table">
      <style:table-properties style:width="16.134cm" fo:margin-left="-0.042cm" table:align="left" style:writing-mode="lr-tb"/>
    </style:style>
    <style:style style:name="表格1.A" style:family="table-column">
      <style:table-column-properties style:column-width="2.544cm"/>
    </style:style>
    <style:style style:name="表格1.B" style:family="table-column">
      <style:table-column-properties style:column-width="7.579cm"/>
    </style:style>
    <style:style style:name="表格1.C" style:family="table-column">
      <style:table-column-properties style:column-width="2.618cm"/>
    </style:style>
    <style:style style:name="表格1.D" style:family="table-column">
      <style:table-column-properties style:column-width="3.39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fo:keep-together="always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" style:family="table">
      <style:table-properties style:width="16.383cm" fo:margin-left="-0.169cm" table:align="left" style:writing-mode="lr-tb"/>
    </style:style>
    <style:style style:name="表格10.A" style:family="table-column">
      <style:table-column-properties style:column-width="4.653cm"/>
    </style:style>
    <style:style style:name="表格10.B" style:family="table-column">
      <style:table-column-properties style:column-width="2.491cm"/>
    </style:style>
    <style:style style:name="表格10.C" style:family="table-column">
      <style:table-column-properties style:column-width="9.23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5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5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0.A9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0.C9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0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0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" style:family="table">
      <style:table-properties style:width="16.418cm" fo:margin-left="-0.208cm" table:align="left" style:writing-mode="lr-tb"/>
    </style:style>
    <style:style style:name="表格11.A" style:family="table-column">
      <style:table-column-properties style:column-width="4.692cm"/>
    </style:style>
    <style:style style:name="表格11.B" style:family="table-column">
      <style:table-column-properties style:column-width="2.499cm"/>
    </style:style>
    <style:style style:name="表格11.C" style:family="table-column">
      <style:table-column-properties style:column-width="9.227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6" style:family="table-cell">
      <style:table-cell-properties style:vertical-align="top" fo:background-color="#eaf1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1.C6" style:family="table-cell">
      <style:table-cell-properties style:vertical-align="top" fo:background-color="#eaf1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6.418cm" fo:margin-left="-0.208cm" table:align="left" style:writing-mode="lr-tb"/>
    </style:style>
    <style:style style:name="表格12.A" style:family="table-column">
      <style:table-column-properties style:column-width="4.692cm"/>
    </style:style>
    <style:style style:name="表格12.B" style:family="table-column">
      <style:table-column-properties style:column-width="2.499cm"/>
    </style:style>
    <style:style style:name="表格12.C" style:family="table-column">
      <style:table-column-properties style:column-width="9.227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2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6.418cm" fo:margin-left="-0.208cm" table:align="left" style:writing-mode="lr-tb"/>
    </style:style>
    <style:style style:name="表格13.A" style:family="table-column">
      <style:table-column-properties style:column-width="4.692cm"/>
    </style:style>
    <style:style style:name="表格13.B" style:family="table-column">
      <style:table-column-properties style:column-width="2.499cm"/>
    </style:style>
    <style:style style:name="表格13.C" style:family="table-column">
      <style:table-column-properties style:column-width="9.227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3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6.418cm" fo:margin-left="-0.208cm" table:align="left" style:writing-mode="lr-tb"/>
    </style:style>
    <style:style style:name="表格14.A" style:family="table-column">
      <style:table-column-properties style:column-width="4.692cm"/>
    </style:style>
    <style:style style:name="表格14.B" style:family="table-column">
      <style:table-column-properties style:column-width="2.499cm"/>
    </style:style>
    <style:style style:name="表格14.C" style:family="table-column">
      <style:table-column-properties style:column-width="9.227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4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6.418cm" fo:margin-left="-0.208cm" table:align="left" style:writing-mode="lr-tb"/>
    </style:style>
    <style:style style:name="表格15.A" style:family="table-column">
      <style:table-column-properties style:column-width="4.692cm"/>
    </style:style>
    <style:style style:name="表格15.B" style:family="table-column">
      <style:table-column-properties style:column-width="2.499cm"/>
    </style:style>
    <style:style style:name="表格15.C" style:family="table-column">
      <style:table-column-properties style:column-width="9.227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5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" style:family="table">
      <style:table-properties style:width="16.418cm" fo:margin-left="-0.208cm" table:align="left" style:writing-mode="lr-tb"/>
    </style:style>
    <style:style style:name="表格16.A" style:family="table-column">
      <style:table-column-properties style:column-width="4.692cm"/>
    </style:style>
    <style:style style:name="表格16.B" style:family="table-column">
      <style:table-column-properties style:column-width="2.499cm"/>
    </style:style>
    <style:style style:name="表格16.C" style:family="table-column">
      <style:table-column-properties style:column-width="9.227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background-color="#daee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1" style:family="table-cell">
      <style:table-cell-properties style:vertical-align="top" fo:background-color="#daee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2" style:family="table-cell">
      <style:table-cell-properties style:vertical-align="top" fo:background-color="#fde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6.C2" style:family="table-cell">
      <style:table-cell-properties style:vertical-align="top" fo:background-color="#fde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宋体" officeooo:paragraph-rsid="00055fe8" style:font-name-asian="宋体"/>
    </style:style>
    <style:style style:name="P2" style:family="paragraph" style:parent-style-name="Standard">
      <style:text-properties style:font-name="宋体" officeooo:paragraph-rsid="0002e9bb" style:font-name-asian="宋体"/>
    </style:style>
    <style:style style:name="P3" style:family="paragraph" style:parent-style-name="Standard">
      <style:text-properties style:font-name="宋体" officeooo:paragraph-rsid="00043e45" style:font-name-asian="宋体"/>
    </style:style>
    <style:style style:name="P4" style:family="paragraph" style:parent-style-name="Standard">
      <style:text-properties style:font-name="宋体" officeooo:rsid="00055fe8" officeooo:paragraph-rsid="00055fe8" style:font-name-asian="宋体"/>
    </style:style>
    <style:style style:name="P5" style:family="paragraph" style:parent-style-name="Standard">
      <style:text-properties style:font-name="宋体" officeooo:rsid="00055fe8" officeooo:paragraph-rsid="0003f77c" style:font-name-asian="宋体"/>
    </style:style>
    <style:style style:name="P6" style:family="paragraph" style:parent-style-name="Standard">
      <style:text-properties style:font-name="宋体" officeooo:rsid="0002e9bb" officeooo:paragraph-rsid="0003f77c" style:font-name-asian="宋体"/>
    </style:style>
    <style:style style:name="P7" style:family="paragraph" style:parent-style-name="Standard">
      <style:text-properties style:font-name="宋体" officeooo:rsid="000301ea" officeooo:paragraph-rsid="0015014a" style:font-name-asian="宋体"/>
    </style:style>
    <style:style style:name="P8" style:family="paragraph" style:parent-style-name="Standard">
      <style:text-properties style:font-name="宋体" officeooo:rsid="000301ea" officeooo:paragraph-rsid="0002e9bb" style:font-name-asian="宋体"/>
    </style:style>
    <style:style style:name="P9" style:family="paragraph" style:parent-style-name="Standard">
      <style:text-properties style:font-name="宋体" officeooo:rsid="000301ea" officeooo:paragraph-rsid="00043e45" style:font-name-asian="宋体"/>
    </style:style>
    <style:style style:name="P10" style:family="paragraph" style:parent-style-name="Standard">
      <style:text-properties style:font-name="宋体" officeooo:rsid="001260a9" officeooo:paragraph-rsid="00284a27" style:font-name-asian="宋体"/>
    </style:style>
    <style:style style:name="P11" style:family="paragraph" style:parent-style-name="Standard">
      <style:text-properties style:font-name="宋体" officeooo:rsid="001260a9" officeooo:paragraph-rsid="002f659d" style:font-name-asian="宋体"/>
    </style:style>
    <style:style style:name="P12" style:family="paragraph" style:parent-style-name="Standard">
      <style:text-properties style:font-name="宋体" officeooo:paragraph-rsid="0015014a" style:font-name-asian="宋体"/>
    </style:style>
    <style:style style:name="P13" style:family="paragraph" style:parent-style-name="Standard">
      <style:text-properties style:font-name="宋体" fo:font-size="14pt" fo:font-weight="bold" officeooo:paragraph-rsid="0003f77c" style:font-name-asian="宋体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宋体" fo:font-size="14pt" fo:font-weight="bold" officeooo:rsid="001d631a" officeooo:paragraph-rsid="001d631a" style:font-name-asian="宋体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宋体" fo:font-size="14pt" fo:font-weight="bold" officeooo:rsid="00055fe8" officeooo:paragraph-rsid="001d631a" style:font-name-asian="宋体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宋体" fo:font-size="12pt" fo:font-weight="bold" officeooo:paragraph-rsid="0003f77c" style:font-name-asian="宋体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宋体" fo:font-size="12pt" fo:font-weight="bold" officeooo:rsid="001f9011" officeooo:paragraph-rsid="0003f77c" style:font-name-asian="宋体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宋体" fo:font-size="12pt" fo:font-weight="bold" officeooo:paragraph-rsid="00281103" style:font-name-asian="宋体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宋体" fo:font-size="12pt" officeooo:paragraph-rsid="0002e9bb" style:font-name-asian="宋体" style:font-size-asian="12pt" style:font-size-complex="12pt"/>
    </style:style>
    <style:style style:name="P20" style:family="paragraph" style:parent-style-name="Standard">
      <style:text-properties style:font-name="宋体" fo:font-size="12pt" officeooo:paragraph-rsid="0035ea84" style:font-name-asian="宋体" style:font-size-asian="12pt" style:font-size-complex="12pt"/>
    </style:style>
    <style:style style:name="P21" style:family="paragraph" style:parent-style-name="Standard">
      <style:text-properties style:font-name="宋体" fo:font-size="12pt" officeooo:paragraph-rsid="003ef034" style:font-name-asian="宋体" style:font-size-asian="12pt" style:font-size-complex="12pt"/>
    </style:style>
    <style:style style:name="P22" style:family="paragraph" style:parent-style-name="Standard">
      <style:text-properties style:font-name="宋体" fo:font-size="12pt" officeooo:paragraph-rsid="004093c2" style:font-name-asian="宋体" style:font-size-asian="12pt" style:font-size-complex="12pt"/>
    </style:style>
    <style:style style:name="P23" style:family="paragraph" style:parent-style-name="Standard">
      <style:text-properties style:font-name="宋体" fo:font-size="12pt" officeooo:paragraph-rsid="00417131" style:font-name-asian="宋体" style:font-size-asian="12pt" style:font-size-complex="12pt"/>
    </style:style>
    <style:style style:name="P24" style:family="paragraph" style:parent-style-name="Standard">
      <style:text-properties style:font-name="宋体" fo:font-size="12pt" officeooo:paragraph-rsid="004330d7" style:font-name-asian="宋体" style:font-size-asian="12pt" style:font-size-complex="12pt"/>
    </style:style>
    <style:style style:name="P25" style:family="paragraph" style:parent-style-name="Standard">
      <style:text-properties style:font-name="宋体" fo:font-size="12pt" officeooo:paragraph-rsid="00433950" style:font-name-asian="宋体" style:font-size-asian="12pt" style:font-size-complex="12pt"/>
    </style:style>
    <style:style style:name="P26" style:family="paragraph" style:parent-style-name="Standard">
      <style:text-properties style:font-name="宋体" fo:font-size="12pt" officeooo:paragraph-rsid="0044932e" style:font-name-asian="宋体" style:font-size-asian="12pt" style:font-size-complex="12pt"/>
    </style:style>
    <style:style style:name="P27" style:family="paragraph" style:parent-style-name="Standard">
      <style:text-properties style:font-name="宋体" fo:font-size="12pt" fo:font-weight="normal" officeooo:paragraph-rsid="0003f77c" style:font-name-asian="宋体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宋体" fo:font-size="10.5pt" officeooo:paragraph-rsid="00055fe8" style:font-name-asian="宋体" style:font-size-asian="10.5pt" style:font-size-complex="10.5pt"/>
    </style:style>
    <style:style style:name="P29" style:family="paragraph" style:parent-style-name="Standard">
      <style:text-properties style:font-name="宋体" fo:font-size="10.5pt" officeooo:paragraph-rsid="000dc758" style:font-name-asian="宋体" style:font-size-asian="10.5pt" style:font-size-complex="10.5pt"/>
    </style:style>
    <style:style style:name="P30" style:family="paragraph" style:parent-style-name="Standard">
      <style:text-properties style:font-name="宋体" fo:font-size="10.5pt" officeooo:rsid="0002e9bb" officeooo:paragraph-rsid="00055fe8" style:font-name-asian="宋体" style:font-size-asian="10.5pt" style:font-size-complex="10.5pt"/>
    </style:style>
    <style:style style:name="P31" style:family="paragraph" style:parent-style-name="Standard">
      <style:text-properties style:font-name="宋体" fo:font-size="10.5pt" officeooo:rsid="00055fe8" officeooo:paragraph-rsid="0003f77c" style:font-name-asian="宋体" style:font-size-asian="10.5pt" style:font-size-complex="10.5pt"/>
    </style:style>
    <style:style style:name="P32" style:family="paragraph" style:parent-style-name="Standard">
      <style:text-properties style:font-name="宋体" fo:font-size="10.5pt" officeooo:rsid="001a3f6b" officeooo:paragraph-rsid="001a3f6b" style:font-name-asian="宋体" style:font-size-asian="10.5pt" style:font-size-complex="10.5pt"/>
    </style:style>
    <style:style style:name="P33" style:family="paragraph" style:parent-style-name="Standard">
      <style:text-properties style:font-name="宋体" fo:font-size="10.5pt" officeooo:paragraph-rsid="0002e9bb" style:font-name-asian="宋体" style:font-size-asian="10.5pt" style:font-size-complex="10.5pt"/>
    </style:style>
    <style:style style:name="P34" style:family="paragraph" style:parent-style-name="Standard">
      <style:text-properties style:font-name="宋体" fo:font-size="10.5pt" officeooo:rsid="000301ea" officeooo:paragraph-rsid="0002e9bb" style:font-name-asian="宋体" style:font-size-asian="10.5pt" style:font-size-complex="10.5pt"/>
    </style:style>
    <style:style style:name="P35" style:family="paragraph" style:parent-style-name="Standard">
      <style:text-properties style:font-name="宋体" fo:font-size="10.5pt" officeooo:rsid="000301ea" officeooo:paragraph-rsid="003ef034" style:font-name-asian="宋体" style:font-size-asian="10.5pt" style:font-size-complex="10.5pt"/>
    </style:style>
    <style:style style:name="P36" style:family="paragraph" style:parent-style-name="Standard">
      <style:text-properties style:font-name="宋体" fo:font-size="10.5pt" officeooo:rsid="000301ea" officeooo:paragraph-rsid="004093c2" style:font-name-asian="宋体" style:font-size-asian="10.5pt" style:font-size-complex="10.5pt"/>
    </style:style>
    <style:style style:name="P37" style:family="paragraph" style:parent-style-name="Standard">
      <style:text-properties style:font-name="宋体" fo:font-size="10.5pt" officeooo:paragraph-rsid="00365ef4" style:font-name-asian="宋体" style:font-size-asian="10.5pt" style:font-size-complex="10.5pt"/>
    </style:style>
    <style:style style:name="P38" style:family="paragraph" style:parent-style-name="Standard">
      <style:text-properties style:use-window-font-color="true" style:font-name="宋体" fo:font-size="10.5pt" fo:font-weight="normal" officeooo:rsid="00220bcb" officeooo:paragraph-rsid="0023c2b3" style:font-name-asian="宋体" style:font-size-asian="10.5pt" style:font-weight-asian="normal" style:font-size-complex="10.5pt" style:font-weight-complex="normal"/>
    </style:style>
    <style:style style:name="P39" style:family="paragraph" style:parent-style-name="文档信息内容">
      <style:text-properties style:font-name="宋体" officeooo:paragraph-rsid="001d631a" style:font-name-asian="宋体"/>
    </style:style>
    <style:style style:name="P40" style:family="paragraph" style:parent-style-name="文档信息内容">
      <style:paragraph-properties style:snap-to-layout-grid="false"/>
      <style:text-properties style:font-name="宋体" officeooo:paragraph-rsid="001d631a" style:font-name-asian="宋体"/>
    </style:style>
    <style:style style:name="P41" style:family="paragraph" style:parent-style-name="文档信息">
      <style:text-properties style:font-name="宋体" officeooo:paragraph-rsid="001d631a" style:font-name-asian="宋体"/>
    </style:style>
    <style:style style:name="P42" style:family="paragraph" style:parent-style-name="Standard">
      <style:text-properties style:font-name="宋体" fo:font-size="12pt" fo:font-weight="bold" officeooo:rsid="00055fe8" officeooo:paragraph-rsid="00281103" style:font-name-asian="宋体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宋体" fo:font-size="12pt" fo:font-weight="bold" officeooo:rsid="001f9011" officeooo:paragraph-rsid="0003f77c" style:font-name-asian="宋体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宋体" fo:font-size="12pt" fo:font-weight="bold" officeooo:rsid="000301ea" officeooo:paragraph-rsid="00365ef4" style:font-name-asian="宋体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宋体" fo:font-size="12pt" fo:font-weight="bold" officeooo:rsid="0005ce4e" officeooo:paragraph-rsid="0035ea84" style:font-name-asian="宋体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宋体" officeooo:rsid="00284a27" officeooo:paragraph-rsid="0015014a" style:font-name-asian="宋体"/>
    </style:style>
    <style:style style:name="P47" style:family="paragraph" style:parent-style-name="Standard">
      <style:text-properties style:font-name="宋体" officeooo:rsid="00284a27" officeooo:paragraph-rsid="00284a27" style:font-name-asian="宋体"/>
    </style:style>
    <style:style style:name="P48" style:family="paragraph" style:parent-style-name="Standard">
      <style:text-properties style:font-name="宋体" officeooo:rsid="002f659d" officeooo:paragraph-rsid="002f659d" style:font-name-asian="宋体"/>
    </style:style>
    <style:style style:name="P49" style:family="paragraph" style:parent-style-name="Standard">
      <style:text-properties style:font-name="宋体" officeooo:rsid="000301ea" officeooo:paragraph-rsid="00043e45" style:font-name-asian="宋体"/>
    </style:style>
    <style:style style:name="P50" style:family="paragraph" style:parent-style-name="Standard">
      <style:text-properties style:font-name="宋体" officeooo:rsid="000301ea" officeooo:paragraph-rsid="0050aa2b" style:font-name-asian="宋体"/>
    </style:style>
    <style:style style:name="P51" style:family="paragraph" style:parent-style-name="Standard">
      <style:text-properties style:font-name="宋体" officeooo:rsid="000301ea" officeooo:paragraph-rsid="006198b8" style:font-name-asian="宋体"/>
    </style:style>
    <style:style style:name="P52" style:family="paragraph" style:parent-style-name="Standard">
      <style:text-properties style:font-name="宋体" officeooo:rsid="000301ea" officeooo:paragraph-rsid="00627e1e" style:font-name-asian="宋体"/>
    </style:style>
    <style:style style:name="P53" style:family="paragraph" style:parent-style-name="Standard">
      <style:text-properties style:font-name="宋体" officeooo:rsid="000301ea" officeooo:paragraph-rsid="0064682b" style:font-name-asian="宋体"/>
    </style:style>
    <style:style style:name="P54" style:family="paragraph" style:parent-style-name="Standard">
      <style:text-properties style:font-name="宋体" officeooo:paragraph-rsid="00165b21" style:font-name-asian="宋体"/>
    </style:style>
    <style:style style:name="P55" style:family="paragraph" style:parent-style-name="Standard">
      <style:text-properties style:font-name="宋体" officeooo:paragraph-rsid="00527b3e" style:font-name-asian="宋体"/>
    </style:style>
    <style:style style:name="P56" style:family="paragraph" style:parent-style-name="Standard">
      <style:text-properties style:font-name="宋体" officeooo:paragraph-rsid="0066b613" style:font-name-asian="宋体"/>
    </style:style>
    <style:style style:name="P57" style:family="paragraph" style:parent-style-name="Standard">
      <style:text-properties style:font-name="宋体" fo:font-size="10.5pt" fo:font-weight="bold" officeooo:rsid="00284a27" officeooo:paragraph-rsid="00284a27" style:font-name-asian="宋体" style:font-size-asian="10.5pt" style:font-weight-asian="bold" style:font-size-complex="10.5pt" style:font-weight-complex="bold"/>
    </style:style>
    <style:style style:name="P58" style:family="paragraph" style:parent-style-name="Standard">
      <style:text-properties style:font-name="宋体" fo:font-size="10.5pt" fo:font-weight="bold" officeooo:rsid="00284a27" officeooo:paragraph-rsid="0015014a" style:font-name-asian="宋体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宋体" fo:font-size="10.5pt" fo:font-weight="bold" officeooo:rsid="00284a27" officeooo:paragraph-rsid="002bfb53" style:font-name-asian="宋体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宋体" fo:font-size="10.5pt" officeooo:rsid="0034ce67" officeooo:paragraph-rsid="0034ce67" style:font-name-asian="宋体" style:font-size-asian="10.5pt" style:font-size-complex="10.5pt"/>
    </style:style>
    <style:style style:name="P61" style:family="paragraph" style:parent-style-name="Standard">
      <style:text-properties style:font-name="宋体" fo:font-size="10.5pt" officeooo:rsid="0034ce67" officeooo:paragraph-rsid="00352751" style:font-name-asian="宋体" style:font-size-asian="10.5pt" style:font-size-complex="10.5pt"/>
    </style:style>
    <style:style style:name="P62" style:family="paragraph" style:parent-style-name="Standard">
      <style:text-properties style:font-name="宋体" fo:font-size="10.5pt" officeooo:paragraph-rsid="004dc450" style:font-name-asian="宋体" style:font-size-asian="10.5pt" style:font-size-complex="10.5pt"/>
    </style:style>
    <style:style style:name="P63" style:family="paragraph" style:parent-style-name="Standard">
      <style:text-properties style:font-name="宋体" fo:font-size="10.5pt" officeooo:paragraph-rsid="0050aa2b" style:font-name-asian="宋体" style:font-size-asian="10.5pt" style:font-size-complex="10.5pt"/>
    </style:style>
    <style:style style:name="P64" style:family="paragraph" style:parent-style-name="Standard">
      <style:text-properties style:font-name="宋体" fo:font-size="10.5pt" fo:font-weight="normal" officeooo:rsid="00453802" officeooo:paragraph-rsid="00453802" style:font-name-asian="宋体" style:font-size-asian="10.5pt" style:font-weight-asian="normal" style:font-size-complex="10.5pt" style:font-weight-complex="normal"/>
    </style:style>
    <style:style style:name="P65" style:family="paragraph" style:parent-style-name="Standard">
      <style:text-properties style:font-name="宋体" fo:font-size="10.5pt" fo:font-weight="normal" officeooo:rsid="003d37e0" officeooo:paragraph-rsid="003bdbad" style:font-name-asian="宋体" style:font-size-asian="10.5pt" style:font-weight-asian="normal" style:font-size-complex="10.5pt" style:font-weight-complex="normal"/>
    </style:style>
    <style:style style:name="P66" style:family="paragraph" style:parent-style-name="Standard">
      <style:text-properties style:font-name="宋体" fo:font-weight="bold" officeooo:rsid="0005ce4e" officeooo:paragraph-rsid="003bdbad" style:font-name-asian="宋体" style:font-weight-asian="bold" style:font-weight-complex="bold"/>
    </style:style>
    <style:style style:name="P67" style:family="paragraph" style:parent-style-name="Standard">
      <style:text-properties style:font-name="宋体" fo:font-size="9pt" fo:font-weight="bold" officeooo:paragraph-rsid="00527b3e" style:font-name-asian="宋体" style:font-size-asian="9pt" style:font-weight-asian="bold" style:font-size-complex="9pt" style:font-weight-complex="bold"/>
    </style:style>
    <style:style style:name="P68" style:family="paragraph" style:parent-style-name="Standard">
      <style:text-properties fo:font-variant="normal" fo:text-transform="none" style:use-window-font-color="true" style:font-name="宋体" fo:font-size="10.5pt" fo:letter-spacing="normal" fo:font-weight="normal" officeooo:rsid="00220bcb" officeooo:paragraph-rsid="0023c2b3" style:font-name-asian="宋体" style:font-size-asian="10.5pt" style:font-style-asian="normal" style:font-weight-asian="normal" style:font-size-complex="10.5pt" style:font-weight-complex="normal"/>
    </style:style>
    <style:style style:name="P69" style:family="paragraph" style:parent-style-name="Standard">
      <style:paragraph-properties fo:orphans="2" fo:widows="2"/>
      <style:text-properties fo:color="#000000" style:font-name="宋体" fo:font-size="10.5pt" officeooo:paragraph-rsid="0059e911" style:letter-kerning="true" style:font-name-asian="宋体" style:font-size-asian="10.5pt" style:font-name-complex="宋体1" style:font-size-complex="10.5pt" style:font-weight-complex="bold"/>
    </style:style>
    <style:style style:name="P70" style:family="paragraph" style:parent-style-name="Standard">
      <style:text-properties fo:color="#000000" style:font-name="宋体" fo:font-size="10.5pt" officeooo:paragraph-rsid="0059e911" style:letter-kerning="true" style:font-name-asian="宋体" style:font-size-asian="10.5pt" style:font-name-complex="宋体1" style:font-size-complex="10.5pt"/>
    </style:style>
    <style:style style:name="P71" style:family="paragraph" style:parent-style-name="Standard">
      <style:paragraph-properties fo:orphans="2" fo:widows="2"/>
      <style:text-properties fo:color="#000000" style:font-name="宋体" fo:font-size="10.5pt" fo:language="nl" fo:country="NL" officeooo:paragraph-rsid="0059e911" style:letter-kerning="true" style:font-name-asian="宋体" style:font-size-asian="10.5pt" style:font-name-complex="宋体1" style:font-size-complex="10.5pt" style:font-weight-complex="bold"/>
    </style:style>
    <style:style style:name="P72" style:family="paragraph" style:parent-style-name="Standard">
      <style:paragraph-properties fo:orphans="2" fo:widows="2"/>
      <style:text-properties officeooo:paragraph-rsid="0059e911"/>
    </style:style>
    <style:style style:name="P73" style:family="paragraph" style:parent-style-name="Standard">
      <style:paragraph-properties fo:orphans="2" fo:widows="2"/>
      <style:text-properties fo:color="#434343" style:font-name="宋体" fo:font-size="10.5pt" officeooo:paragraph-rsid="0059e911" style:font-name-asian="宋体" style:font-size-asian="10.5pt" style:font-name-complex="宋体1" style:font-size-complex="10.5pt"/>
    </style:style>
    <style:style style:name="P74" style:family="paragraph" style:parent-style-name="Standard">
      <style:text-properties officeooo:paragraph-rsid="0059e911"/>
    </style:style>
    <style:style style:name="P75" style:family="paragraph" style:parent-style-name="Standard">
      <style:text-properties style:font-name="宋体" fo:font-size="10.5pt" officeooo:paragraph-rsid="0059e911" style:font-name-asian="宋体" style:font-size-asian="10.5pt" style:font-size-complex="10.5pt"/>
    </style:style>
    <style:style style:name="P76" style:family="paragraph" style:parent-style-name="Standard">
      <style:paragraph-properties fo:orphans="2" fo:widows="2"/>
      <style:text-properties style:font-name="宋体" fo:font-size="10.5pt" officeooo:paragraph-rsid="0059e911" style:font-name-asian="宋体" style:font-size-asian="10.5pt" style:font-size-complex="10.5pt"/>
    </style:style>
    <style:style style:name="P77" style:family="paragraph" style:parent-style-name="Standard">
      <style:text-properties style:font-name="宋体" fo:font-size="10.5pt" officeooo:paragraph-rsid="0059e911" style:font-name-asian="宋体" style:font-size-asian="10.5pt" style:font-name-complex="宋体1" style:font-size-complex="10.5pt"/>
    </style:style>
    <style:style style:name="P78" style:family="paragraph" style:parent-style-name="Standard">
      <style:text-properties style:font-name="宋体" fo:font-size="10.5pt" fo:language="none" fo:country="none" officeooo:paragraph-rsid="0059e911" style:font-name-asian="宋体" style:font-size-asian="10.5pt" style:font-name-complex="宋体1" style:font-size-complex="10.5pt"/>
    </style:style>
    <style:style style:name="P79" style:family="paragraph" style:parent-style-name="Standard">
      <style:paragraph-properties fo:orphans="2" fo:widows="2"/>
      <style:text-properties style:font-name="宋体" fo:font-size="10.5pt" fo:language="none" fo:country="none" officeooo:paragraph-rsid="0059e911" style:font-name-asian="宋体" style:font-size-asian="10.5pt" style:font-name-complex="宋体1" style:font-size-complex="10.5pt"/>
    </style:style>
    <style:style style:name="P80" style:family="paragraph" style:parent-style-name="Standard">
      <style:text-properties style:font-name="宋体" fo:font-size="10.5pt" fo:language="none" fo:country="none" officeooo:paragraph-rsid="0059e911" style:font-name-asian="宋体" style:font-size-asian="10.5pt" style:font-size-complex="10.5pt"/>
    </style:style>
    <style:style style:name="P81" style:family="paragraph" style:parent-style-name="Heading_20_4">
      <style:text-properties style:font-name="宋体" fo:font-size="10.5pt" officeooo:paragraph-rsid="0059e911" style:font-name-asian="宋体" style:font-size-asian="10.5pt" style:font-size-complex="10.5pt"/>
    </style:style>
    <style:style style:name="P82" style:family="paragraph" style:parent-style-name="普通_28_网站_29_">
      <style:text-properties fo:color="#434343" style:font-name="宋体" fo:font-size="10.5pt" officeooo:paragraph-rsid="0059e911" style:font-name-asian="宋体" style:font-size-asian="10.5pt" style:font-name-complex="Arial" style:font-size-complex="10.5pt"/>
    </style:style>
    <style:style style:name="P83" style:family="paragraph" style:parent-style-name="普通_28_网站_29_">
      <style:text-properties style:font-name="宋体" fo:font-size="10.5pt" officeooo:paragraph-rsid="0059e911" style:font-name-asian="宋体" style:font-size-asian="10.5pt" style:font-size-complex="10.5pt"/>
    </style:style>
    <style:style style:name="P84" style:family="paragraph">
      <style:paragraph-properties fo:text-align="center"/>
    </style:style>
    <style:style style:name="T1" style:family="text">
      <style:text-properties officeooo:rsid="0002e9bb"/>
    </style:style>
    <style:style style:name="T2" style:family="text">
      <style:text-properties officeooo:rsid="000301ea"/>
    </style:style>
    <style:style style:name="T3" style:family="text">
      <style:text-properties officeooo:rsid="0003f77c"/>
    </style:style>
    <style:style style:name="T4" style:family="text">
      <style:text-properties officeooo:rsid="00055fe8"/>
    </style:style>
    <style:style style:name="T5" style:family="text">
      <style:text-properties officeooo:rsid="000c1852"/>
    </style:style>
    <style:style style:name="T6" style:family="text">
      <style:text-properties officeooo:rsid="000c212b"/>
    </style:style>
    <style:style style:name="T7" style:family="text">
      <style:text-properties officeooo:rsid="000dc758"/>
    </style:style>
    <style:style style:name="T8" style:family="text">
      <style:text-properties officeooo:rsid="000ddcda"/>
    </style:style>
    <style:style style:name="T9" style:family="text">
      <style:text-properties officeooo:rsid="000f388b"/>
    </style:style>
    <style:style style:name="T10" style:family="text">
      <style:text-properties officeooo:rsid="00122d45"/>
    </style:style>
    <style:style style:name="T11" style:family="text">
      <style:text-properties officeooo:rsid="001260a9"/>
    </style:style>
    <style:style style:name="T12" style:family="text">
      <style:text-properties officeooo:rsid="0015014a"/>
    </style:style>
    <style:style style:name="T13" style:family="text">
      <style:text-properties fo:font-size="10.5pt" officeooo:rsid="0015864d" style:font-size-asian="10.5pt" style:font-size-complex="10.5pt"/>
    </style:style>
    <style:style style:name="T14" style:family="text">
      <style:text-properties fo:font-size="10.5pt" officeooo:rsid="0015864d" style:font-size-asian="10.5pt" style:font-name-complex="新宋体" style:font-size-complex="10.5pt"/>
    </style:style>
    <style:style style:name="T15" style:family="text">
      <style:text-properties fo:font-size="10.5pt" officeooo:rsid="00165b21" style:font-size-asian="10.5pt" style:font-name-complex="新宋体" style:font-size-complex="10.5pt"/>
    </style:style>
    <style:style style:name="T16" style:family="text">
      <style:text-properties fo:font-size="10.5pt" officeooo:rsid="001a11dd" style:font-size-asian="10.5pt" style:font-name-complex="新宋体" style:font-size-complex="10.5pt"/>
    </style:style>
    <style:style style:name="T17" style:family="text">
      <style:text-properties fo:font-size="10.5pt" officeooo:rsid="0047c679" style:font-size-asian="10.5pt" style:font-name-complex="新宋体" style:font-size-complex="10.5pt"/>
    </style:style>
    <style:style style:name="T18" style:family="text">
      <style:text-properties fo:font-size="10.5pt" officeooo:rsid="0051ff2b" style:font-size-asian="10.5pt" style:font-name-complex="新宋体" style:font-size-complex="10.5pt"/>
    </style:style>
    <style:style style:name="T19" style:family="text">
      <style:text-properties fo:font-size="10.5pt" officeooo:rsid="00524a96" style:font-size-asian="10.5pt" style:font-name-complex="新宋体" style:font-size-complex="10.5pt"/>
    </style:style>
    <style:style style:name="T20" style:family="text">
      <style:text-properties fo:font-size="10.5pt" officeooo:rsid="00527b3e" style:font-size-asian="10.5pt" style:font-name-complex="新宋体" style:font-size-complex="10.5pt"/>
    </style:style>
    <style:style style:name="T21" style:family="text">
      <style:text-properties fo:font-size="10.5pt" fo:font-weight="normal" officeooo:rsid="001f9011" style:font-size-asian="9.14999961853027pt" style:font-weight-asian="normal" style:font-size-complex="10.5pt" style:font-weight-complex="normal"/>
    </style:style>
    <style:style style:name="T22" style:family="text">
      <style:text-properties fo:font-size="10.5pt" fo:font-weight="normal" officeooo:rsid="00220bcb" style:font-size-asian="9.14999961853027pt" style:font-weight-asian="normal" style:font-size-complex="10.5pt" style:font-weight-complex="normal"/>
    </style:style>
    <style:style style:name="T23" style:family="text">
      <style:text-properties fo:font-size="10.5pt" fo:font-weight="normal" officeooo:rsid="000301ea" style:font-size-asian="9.14999961853027pt" style:font-weight-asian="normal" style:font-size-complex="10.5pt" style:font-weight-complex="normal"/>
    </style:style>
    <style:style style:name="T24" style:family="text">
      <style:text-properties fo:font-size="10.5pt" fo:font-weight="normal" officeooo:rsid="003dcd1a" style:font-size-asian="9.14999961853027pt" style:font-weight-asian="normal" style:font-size-complex="10.5pt" style:font-weight-complex="normal"/>
    </style:style>
    <style:style style:name="T25" style:family="text">
      <style:text-properties fo:font-size="10.5pt" fo:font-weight="normal" officeooo:rsid="0034ce67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3ef034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4093c2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417131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4330d7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433950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officeooo:rsid="0044932e" style:font-size-asian="10.5pt" style:font-weight-asian="normal" style:font-size-complex="10.5pt" style:font-weight-complex="normal"/>
    </style:style>
    <style:style style:name="T32" style:family="text">
      <style:text-properties fo:font-weight="bold" officeooo:rsid="0002e9bb" style:font-weight-asian="bold" style:font-weight-complex="bold"/>
    </style:style>
    <style:style style:name="T33" style:family="text">
      <style:text-properties fo:font-weight="bold" officeooo:rsid="00055fe8" style:font-weight-asian="bold" style:font-weight-complex="bold"/>
    </style:style>
    <style:style style:name="T34" style:family="text">
      <style:text-properties fo:font-weight="bold" officeooo:rsid="000301ea" style:font-weight-asian="bold" style:font-weight-complex="bold"/>
    </style:style>
    <style:style style:name="T35" style:family="text">
      <style:text-properties fo:font-weight="bold" officeooo:rsid="0005ce4e" style:font-weight-asian="bold" style:font-weight-complex="bold"/>
    </style:style>
    <style:style style:name="T36" style:family="text">
      <style:text-properties fo:font-weight="bold" officeooo:rsid="00043e45" style:font-weight-asian="bold" style:font-weight-complex="bold"/>
    </style:style>
    <style:style style:name="T37" style:family="text">
      <style:text-properties fo:font-weight="bold" officeooo:rsid="000f19d6" style:font-weight-asian="bold" style:font-weight-complex="bold"/>
    </style:style>
    <style:style style:name="T38" style:family="text">
      <style:text-properties fo:font-weight="bold" officeooo:rsid="0003f77c" style:font-weight-asian="bold" style:font-weight-complex="bold"/>
    </style:style>
    <style:style style:name="T39" style:family="text">
      <style:text-properties officeooo:rsid="001c226a"/>
    </style:style>
    <style:style style:name="T40" style:family="text">
      <style:text-properties fo:font-weight="normal" officeooo:rsid="0005ce4e" style:font-weight-asian="normal" style:font-weight-complex="normal"/>
    </style:style>
    <style:style style:name="T41" style:family="text">
      <style:text-properties fo:font-weight="normal" officeooo:rsid="001cd66f" style:font-weight-asian="normal" style:font-weight-complex="normal"/>
    </style:style>
    <style:style style:name="T42" style:family="text">
      <style:text-properties fo:font-weight="normal" officeooo:rsid="000301ea" style:font-weight-asian="normal" style:font-weight-complex="normal"/>
    </style:style>
    <style:style style:name="T43" style:family="text">
      <style:text-properties fo:font-weight="normal" officeooo:rsid="0037f10b" style:font-weight-asian="normal" style:font-weight-complex="normal"/>
    </style:style>
    <style:style style:name="T44" style:family="text">
      <style:text-properties fo:font-weight="normal" officeooo:rsid="00391f6a" style:font-weight-asian="normal" style:font-weight-complex="normal"/>
    </style:style>
    <style:style style:name="T45" style:family="text">
      <style:text-properties fo:font-weight="normal" officeooo:rsid="003d37e0" style:font-weight-asian="normal" style:font-weight-complex="normal"/>
    </style:style>
    <style:style style:name="T46" style:family="text">
      <style:text-properties fo:font-weight="normal" officeooo:rsid="0034ce67" style:font-weight-asian="normal" style:font-weight-complex="normal"/>
    </style:style>
    <style:style style:name="T47" style:family="text">
      <style:text-properties fo:font-weight="normal" officeooo:rsid="003ef034" style:font-weight-asian="normal" style:font-weight-complex="normal"/>
    </style:style>
    <style:style style:name="T48" style:family="text">
      <style:text-properties fo:font-weight="normal" officeooo:rsid="004093c2" style:font-weight-asian="normal" style:font-weight-complex="normal"/>
    </style:style>
    <style:style style:name="T49" style:family="text">
      <style:text-properties fo:font-weight="normal" officeooo:rsid="004cbdbf" style:font-weight-asian="normal" style:font-weight-complex="normal"/>
    </style:style>
    <style:style style:name="T50" style:family="text">
      <style:text-properties fo:font-weight="normal" officeooo:rsid="004dc450" style:font-weight-asian="normal" style:font-weight-complex="normal"/>
    </style:style>
    <style:style style:name="T51" style:family="text">
      <style:text-properties fo:font-weight="normal" officeooo:rsid="004f4dae" style:font-weight-asian="normal" style:font-weight-complex="normal"/>
    </style:style>
    <style:style style:name="T52" style:family="text">
      <style:text-properties officeooo:rsid="001e8cfe"/>
    </style:style>
    <style:style style:name="T53" style:family="text">
      <style:text-properties officeooo:rsid="001f9011"/>
    </style:style>
    <style:style style:name="T54" style:family="text">
      <style:text-properties fo:font-size="12pt" fo:font-weight="bold" officeooo:rsid="00055fe8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0301ea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letter-spacing="normal" style:font-style-asian="normal"/>
    </style:style>
    <style:style style:name="T57" style:family="text">
      <style:text-properties fo:font-variant="normal" fo:text-transform="none" fo:letter-spacing="normal" officeooo:rsid="0023c2b3" style:font-style-asian="normal"/>
    </style:style>
    <style:style style:name="T58" style:family="text">
      <style:text-properties fo:font-variant="normal" fo:text-transform="none" fo:letter-spacing="normal" officeooo:rsid="00246f59" style:font-style-asian="normal"/>
    </style:style>
    <style:style style:name="T59" style:family="text">
      <style:text-properties officeooo:rsid="00281103"/>
    </style:style>
    <style:style style:name="T60" style:family="text">
      <style:text-properties officeooo:rsid="00284a27"/>
    </style:style>
    <style:style style:name="T61" style:family="text">
      <style:text-properties officeooo:rsid="0028f50b"/>
    </style:style>
    <style:style style:name="T62" style:family="text">
      <style:text-properties officeooo:rsid="002a4853"/>
    </style:style>
    <style:style style:name="T63" style:family="text">
      <style:text-properties officeooo:rsid="002bebd0"/>
    </style:style>
    <style:style style:name="T64" style:family="text">
      <style:text-properties officeooo:rsid="002f659d"/>
    </style:style>
    <style:style style:name="T65" style:family="text">
      <style:text-properties officeooo:rsid="00305afc"/>
    </style:style>
    <style:style style:name="T66" style:family="text">
      <style:text-properties officeooo:rsid="0030da76"/>
    </style:style>
    <style:style style:name="T67" style:family="text">
      <style:text-properties officeooo:rsid="003381e5"/>
    </style:style>
    <style:style style:name="T68" style:family="text">
      <style:text-properties officeooo:rsid="0034ce67"/>
    </style:style>
    <style:style style:name="T69" style:family="text">
      <style:text-properties officeooo:rsid="004862f5"/>
    </style:style>
    <style:style style:name="T70" style:family="text">
      <style:text-properties officeooo:rsid="004c4050"/>
    </style:style>
    <style:style style:name="T71" style:family="text">
      <style:text-properties officeooo:rsid="0050aa2b"/>
    </style:style>
    <style:style style:name="T72" style:family="text">
      <style:text-properties officeooo:rsid="00527b3e" style:font-name-complex="新宋体"/>
    </style:style>
    <style:style style:name="T73" style:family="text">
      <style:text-properties officeooo:rsid="0051ff2b" style:font-name-complex="新宋体"/>
    </style:style>
    <style:style style:name="T74" style:family="text">
      <style:text-properties officeooo:rsid="00528cc9"/>
    </style:style>
    <style:style style:name="T75" style:family="text">
      <style:text-properties officeooo:rsid="00535fb7"/>
    </style:style>
    <style:style style:name="T76" style:family="text">
      <style:text-properties style:font-name="宋体1" fo:language="none" fo:country="none" style:font-name-complex="宋体1"/>
    </style:style>
    <style:style style:name="T77" style:family="text">
      <style:text-properties style:font-name="宋体1" style:font-name-complex="宋体1" style:font-size-complex="10.5pt"/>
    </style:style>
    <style:style style:name="T78" style:family="text">
      <style:text-properties fo:color="#434343" style:font-name="宋体1" style:font-name-complex="宋体1" style:font-size-complex="10.5pt"/>
    </style:style>
    <style:style style:name="T79" style:family="text">
      <style:text-properties fo:color="#434343" style:font-name-complex="宋体1"/>
    </style:style>
    <style:style style:name="T80" style:family="text">
      <style:text-properties fo:color="#434343" style:font-name-complex="宋体1" style:font-size-complex="10.5pt"/>
    </style:style>
    <style:style style:name="T81" style:family="text">
      <style:text-properties fo:language="none" fo:country="none" style:font-name-complex="宋体1"/>
    </style:style>
    <style:style style:name="T82" style:family="text">
      <style:text-properties style:font-name-complex="宋体1" style:font-size-complex="10.5pt"/>
    </style:style>
    <style:style style:name="T83" style:family="text">
      <style:text-properties style:font-name="宋体" style:font-name-asian="宋体" style:font-name-complex="宋体1"/>
    </style:style>
    <style:style style:name="T84" style:family="text">
      <style:text-properties style:font-name="宋体" style:font-name-asian="宋体" style:font-name-complex="宋体1" style:font-size-complex="10.5pt"/>
    </style:style>
    <style:style style:name="T85" style:family="text">
      <style:text-properties style:font-name="宋体" fo:font-size="10.5pt" style:font-name-asian="宋体" style:font-size-asian="10.5pt" style:font-name-complex="宋体1" style:font-size-complex="10.5pt"/>
    </style:style>
    <style:style style:name="T86" style:family="text">
      <style:text-properties officeooo:rsid="005b8779"/>
    </style:style>
    <style:style style:name="T87" style:family="text">
      <style:text-properties officeooo:rsid="006198b8"/>
    </style:style>
    <style:style style:name="T88" style:family="text">
      <style:text-properties officeooo:rsid="00627e1e"/>
    </style:style>
    <style:style style:name="T89" style:family="text">
      <style:text-properties officeooo:rsid="00652747"/>
    </style:style>
    <style:style style:name="T90" style:family="text">
      <style:text-properties officeooo:rsid="0065a6ab"/>
    </style:style>
    <style:style style:name="T91" style:family="text">
      <style:text-properties officeooo:rsid="006a3627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background"/>
    </style:style>
    <style:style style:name="gr3" style:family="graphic">
      <style:graphic-properties draw:textarea-horizontal-align="justify" draw:textarea-vertical-align="middle" draw:auto-grow-height="false" style:run-through="background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基于Web的故障诊断系统</text:p>
      <text:p text:style-name="P1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41">编写</text:p>
          </table:table-cell>
          <table:table-cell table:style-name="表格1.A1" office:value-type="string">
            <text:p text:style-name="P39">王宁远</text:p>
          </table:table-cell>
          <table:table-cell table:style-name="表格1.A1" office:value-type="string">
            <text:p text:style-name="P41">编写时间</text:p>
          </table:table-cell>
          <table:table-cell table:style-name="表格1.D1" office:value-type="string">
            <text:p text:style-name="P39">2013.<text:span text:style-name="T52">4</text:span>.<text:span text:style-name="T52">22</text:span></text:p>
          </table:table-cell>
        </table:table-row>
        <table:table-row table:style-name="表格1.1">
          <table:table-cell table:style-name="表格1.A1" office:value-type="string">
            <text:p text:style-name="P41">审批</text:p>
          </table:table-cell>
          <table:table-cell table:style-name="表格1.A1" office:value-type="string">
            <text:p text:style-name="P40"/>
          </table:table-cell>
          <table:table-cell table:style-name="表格1.A1" office:value-type="string">
            <text:p text:style-name="P41">审批时间</text:p>
          </table:table-cell>
          <table:table-cell table:style-name="表格1.D1" office:value-type="string">
            <text:p text:style-name="P40"/>
          </table:table-cell>
        </table:table-row>
        <table:table-row table:style-name="表格1.3">
          <table:table-cell table:style-name="表格1.A3" office:value-type="string">
            <text:p text:style-name="P41">文档版本</text:p>
          </table:table-cell>
          <table:table-cell table:style-name="表格1.D1" table:number-columns-spanned="3" office:value-type="string">
            <text:p text:style-name="P39">V0.<text:span text:style-name="T74">0</text:span>1</text:p>
          </table:table-cell>
          <table:covered-table-cell/>
          <table:covered-table-cell/>
        </table:table-row>
      </table:table>
      <text:p text:style-name="P15"/>
      <text:p text:style-name="P15">1.系统概述</text:p>
      <text:p text:style-name="P4"/>
      <text:p text:style-name="P1"><text:span text:style-name="T1"><text:tab/></text:span><text:span text:style-name="T32">1.1 系统结构概述</text:span></text:p>
      <text:p text:style-name="P28"><text:span text:style-name="T1"><text:tab/><text:tab/>该故障诊断系统基于</text:span><text:span text:style-name="T5">Web技术，</text:span><text:span text:style-name="T1">采用Django框架进行设计。一般情形下的系统运行会按照如下流程进行：</text:span></text:p>
      <text:p text:style-name="P30"><text:tab/></text:p>
      <text:p text:style-name="P31"><draw:g text:anchor-type="paragraph" draw:z-index="0" draw:style-name="gr1"><draw:custom-shape draw:style-name="gr2" svg:width="1.038cm" svg:height="0.639cm" svg:x="3.331cm" svg:y="0.3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2.117cm" svg:height="1.288cm" svg:x="1.214cm" svg:y="0.081cm"><text:p text:style-name="P84">URL请求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2.117cm" svg:height="1.288cm" svg:x="4.389cm" svg:y="0.044cm"><text:p>查询urls.py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4" svg:width="3.111cm" svg:height="1.382cm" svg:x="7.541cm" svg:y="-0.032cm"><text:p text:style-name="P84">调用相应的View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6.506cm" svg:y="0.3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" svg:width="0.618cm" svg:height="1.126cm" svg:x="8.688cm" svg:y="1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draw:text-style-name="P84" svg:width="3.264cm" svg:height="1.35cm" svg:x="7.541cm" svg:y="2.478cm"><text:p text:style-name="P84">View调用模板文件</text:p><draw:enhanced-geometry svg:viewBox="0 0 21600 21600" draw:glue-points="10800 0 0 10800 10800 21600 21600 10800" draw:type="flowchart-process" draw:enhanced-path="M 0 0 L 21600 0 21600 21600 0 21600 0 0 Z N"/></draw:custom-shape><draw:custom-shape draw:style-name="gr2" svg:width="1.038cm" svg:height="0.639cm" svg:x="10.651cm" svg:y="0.3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84" svg:width="3.64cm" svg:height="1.405cm" svg:x="11.663cm" svg:y="-0.02cm"><text:p text:style-name="P84">执行相应Python代码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31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29"><text:span text:style-name="T4"><text:s text:c="4"/>具体而言</text:span><text:span text:style-name="T6">，当浏览器给出用户请求的URL时，系统查询urls.py，urls.</text:span><text:span text:style-name="T7">py将正则表达式同view(视图)进行匹配，</text:span><text:span text:style-name="T6">当url匹配urls.</text:span><text:span text:style-name="T7">py中的某个正则表达式，系统即调用一个</text:span><text:span text:style-name="T8">v</text:span><text:span text:style-name="T7">iew</text:span><text:span text:style-name="T8">。view在Django中以一个函数的形式存在。通常而言，系统要求view返回一个具体的html页面，直接在view函数中组织html代码并不是方便的选择，所以通常选择使用模板系统。</text:span></text:p>
      <text:p text:style-name="P29"><text:span text:style-name="T8"><text:tab/>模板是一个html文件，可以</text:span><text:span text:style-name="T9">向其中</text:span><text:span text:style-name="T8">嵌入python代码，也可以由view传递参数进去。也就是说，view向模板文件传入参数和嵌入代码，当参数被实例化，以及python代码被执行后。模板成为了一个真正的html文件，作为参数被</text:span><text:span text:style-name="T10">v</text:span><text:span text:style-name="T8">iew返回，显示在用户面前。</text:span></text:p>
      <text:p text:style-name="P27"><text:span text:style-name="T4"><text:tab/>此外，在</text:span><text:span text:style-name="T59">Django的框架中，系统的运作是以</text:span><text:span text:style-name="T60">App为单位进行的，每个App有着自己独立的views.py,urls.py,models.py.他们被组织在一起，以完成特定的功能为目的。</text:span></text:p>
      <text:p text:style-name="P42"><text:tab/></text:p>
      <text:p text:style-name="P42"/>
      <text:p text:style-name="P18"><text:span text:style-name="T4"><text:tab/></text:span><text:span text:style-name="T53">1.2系统功能设计</text:span></text:p>
      <text:p text:style-name="P17"/>
      <text:p text:style-name="P16"><text:span text:style-name="T53"><text:tab/></text:span><text:span text:style-name="T21">该故障诊断系统目前实现的功能如下</text:span><text:span text:style-name="T22">：</text:span></text:p>
      <text:p text:style-name="P68"/>
      <text:p text:style-name="P38"><text:span text:style-name="T56"><text:tab/></text:span><text:span text:style-name="T57">(1).</text:span><text:span text:style-name="T56">可以直接查询，或者进行模糊搜索故障模式。</text:span><text:line-break/><text:tab/><text:span text:style-name="T57">(2).</text:span><text:span text:style-name="T56">系统会找出指定故障模式的子模式，通过数据库中的特定属性判断是否需要进行人工检测，并<text:tab/><text:tab/>给出与检测相关的信息。</text:span><text:line-break/><text:tab/><text:span text:style-name="T57">(3).</text:span><text:span text:style-name="T58">提供了</text:span><text:span text:style-name="T56">调用外部测试函数的接口。</text:span></text:p>
      <text:p text:style-name="P17"/>
      <text:p text:style-name="P13"><text:span text:style-name="T4">2</text:span><text:span text:style-name="T1">.前端与UI设计</text:span></text:p>
      <text:p text:style-name="P6"/>
      <text:p text:style-name="P2"><text:span text:style-name="T1"><text:tab/></text:span><text:span text:style-name="T54">2</text:span><text:span text:style-name="T55">.</text:span><text:span text:style-name="T54">1 </text:span><text:span text:style-name="T55">URL设计</text:span></text:p>
      <text:p text:style-name="P7"><text:tab/></text:p>
      <text:p text:style-name="P12"><text:span text:style-name="T2"><text:tab/></text:span><text:span text:style-name="T11">如前文所述，URL设计即是使特定的URL匹配特定的正则表达式，并由预留的映射关系调用相应的View函数。</text:span></text:p>
      <text:p text:style-name="P12"><text:span text:style-name="T11"><text:tab/>在本系统中</text:span><text:span text:style-name="T60">，存在两个urls.py文件，其中一个位于project根目录下，另一个存在于名为fault_data的app的目录下。</text:span></text:p>
      <text:p text:style-name="P46"><text:soft-page-break/>他们的内容被设计如下：</text:p>
      <text:p text:style-name="P57"/>
      <text:p text:style-name="P57">1.</text:p>
      <text:p text:style-name="P58">/mysite/urls.py</text:p>
      <text:p text:style-name="P57"><text:tab/>url(r'^fault_data/', include('fault_data.urls')),</text:p>
      <text:p text:style-name="P57"><text:tab/>url(r'^$', homepage_view),</text:p>
      <text:p text:style-name="P57"><text:tab/>url(r'^test/', test_view),</text:p>
      <text:p text:style-name="P57"><text:tab/>url(r'^media/(?P&lt;path&gt;.*)$', 'django.views.static.serve',{'document_root': settings.MEDIA_ROOT}),</text:p>
      <text:p text:style-name="P57"/>
      <text:p text:style-name="P57">2./fault_data/urls.py</text:p>
      <text:p text:style-name="P57"><text:tab/>(r'^databrowse/(.*)', databrowse.site.root),</text:p>
      <text:p text:style-name="P57"><text:tab/>url(r'^$', views.databrose, name='databrose'),</text:p>
      <text:p text:style-name="P57"><text:tab/>url(r'^search-form/$', views.search_form),</text:p>
      <text:p text:style-name="P57"><text:tab/>url(r'^search/$', views.search),</text:p>
      <text:p text:style-name="P57"><text:tab/>url(r'^(?P&lt;mode_id&gt;\d+)/$', views.detail, name='detail'),</text:p>
      <text:p text:style-name="P57"><text:tab/>url(r'^diagnose/$', views.diagnose, name='diagnose'),</text:p>
      <text:p text:style-name="P57"><text:tab/>url(r'^diagnose/(?P&lt;mode_id&gt;\d+)/$', views.dgdetail, name='dgdetail'),</text:p>
      <text:p text:style-name="P57"><text:tab/>url(r'^dfunction/(?P&lt;function_id&gt;\w+)/$', views.dfunction, name='function_id'),</text:p>
      <text:p text:style-name="P57"><text:tab/>url(r'^manage/$', views.datamanage),</text:p>
      <text:p text:style-name="P47"/>
      <text:p text:style-name="P10"><text:span text:style-name="T60"><text:tab/>由此可见</text:span><text:span text:style-name="T61">，url后的括号内，前半部分为正则表达式，后半部分为view的具体路径。</text:span></text:p>
      <text:p text:style-name="P10"><text:span text:style-name="T61"><text:tab/>由前文可见</text:span><text:span text:style-name="T62">，任何一个url被解析后都指向具体的view，这为调用图片，视频等非html的文件造成了困难。Django提供了一种功能，可以指定一个特殊的路径，通常称之为/media，可以让它指向项目目录中具体的文件，而不是view函数。在本项目中，实现这个功能的语句是这一句</text:span><text:span text:style-name="T63">：</text:span></text:p>
      <text:p text:style-name="P59"/>
      <text:p text:style-name="P59">url(r'^media/(?P&lt;path&gt;.*)$', 'django.views.static.serve',{'document_root': settings.MEDIA_ROOT}),</text:p>
      <text:p text:style-name="P47"/>
      <text:p text:style-name="P10"><text:span text:style-name="T60">可见/media目录被指向一个一个称为</text:span><text:span text:style-name="T64">MEDIA_ROOT的常量，这个常量在settings.py中定义，定义如下：</text:span></text:p>
      <text:p text:style-name="P11"><text:span text:style-name="T60"><text:tab/></text:span><text:span text:style-name="T64">MEDIA_ROOT = '/home/wny/fd_sys/mysite/media'</text:span></text:p>
      <text:p text:style-name="P11"><text:span text:style-name="T64">这里要求用绝对路径给出，而项目目录即为'/home/wny/fd_sys/mysite/',所以从相对路径来看</text:span><text:span text:style-name="T67">，</text:span><text:span text:style-name="T64">以/media开始的URL请求，被指向了项目目录下的/media目录及其中的文件。</text:span></text:p>
      <text:p text:style-name="P48"/>
      <text:p text:style-name="P19"><text:span text:style-name="T2"><text:tab/></text:span><text:span text:style-name="T33">2</text:span><text:span text:style-name="T34">.</text:span><text:span text:style-name="T33">2 </text:span><text:span text:style-name="T34">模板设计</text:span></text:p>
      <text:p text:style-name="P8"/>
      <text:p text:style-name="P33"><text:span text:style-name="T2"><text:tab/>模板是一些包含参数与嵌入python代码的html文件</text:span><text:span text:style-name="T12">，我们</text:span><text:span text:style-name="T39">可以利用Django提供的模板继承功能实现一系列的模板。</text:span></text:p>
      <text:p text:style-name="P34"><text:tab/>我们的模板文件<text:span text:style-name="T65">，都存于项目目录或者app目录下的/templates</text:span><text:span text:style-name="T66">目录。</text:span></text:p>
      <text:p text:style-name="P34"><text:span text:style-name="T66"><text:tab/>其中最根本的模板文件是</text:span><text:span text:style-name="T68">/templates/frame.html</text:span></text:p>
      <text:p text:style-name="P60"><text:tab/>其中关键的语句如下：</text:p>
      <text:p text:style-name="P60"><text:tab/><text:tab/>{% block content %}{% endblock %}</text:p>
      <text:p text:style-name="P61"><text:tab/>这是一个为继承预留的block，凡是继承frame.html的任何模板文件，都需要用具体的html代码实现，代替这一block。<text:tab/></text:p>
      <text:p text:style-name="P61"><text:tab/><text:tab/>&lt;link rel = "stylesheet" type = "text/css" href = "/media/css/main.css"&gt;</text:p>
      <text:p text:style-name="P37"><text:span text:style-name="T34"><text:tab/></text:span><text:span text:style-name="T42">这一句是为了调用指定的css文件</text:span><text:span text:style-name="T43">，在css文件中规定了html中的各种样式，例如分块大小，字体样式，背景颜色等信息。此外由于该项目使用了第三方提供的纯</text:span><text:span text:style-name="T44">CSS图标(按钮)，所以在man.css文件中也包含了CSS图标的原始定义。</text:span></text:p>
      <text:p text:style-name="P44"><text:tab/></text:p>
      <text:p text:style-name="P20"><text:soft-page-break/><text:span text:style-name="T34"><text:tab/></text:span><text:span text:style-name="T23">在project中还有以下的模板文件</text:span><text:span text:style-name="T24">：</text:span></text:p>
      <text:p text:style-name="P21"><text:span text:style-name="T24"><text:tab/><text:tab/></text:span><text:span text:style-name="T25">/templates/</text:span><text:span text:style-name="T26">homepage</text:span><text:span text:style-name="T25">.html</text:span></text:p>
      <text:p text:style-name="P35"><text:span text:style-name="T46"><text:tab/><text:tab/>/templates/</text:span><text:span text:style-name="T47">test</text:span><text:span text:style-name="T46">.html</text:span></text:p>
      <text:p text:style-name="P36"><text:span text:style-name="T46"><text:tab/><text:tab/>/</text:span><text:span text:style-name="T48">fault_data</text:span><text:span text:style-name="T46">/templates/</text:span><text:span text:style-name="T48">details/details</text:span><text:span text:style-name="T46">.html</text:span></text:p>
      <text:p text:style-name="P22"><text:span text:style-name="T34"><text:tab/><text:tab/></text:span><text:span text:style-name="T25">/</text:span><text:span text:style-name="T27">fault_data</text:span><text:span text:style-name="T25">/templates/</text:span><text:span text:style-name="T27">details/dgdetails</text:span><text:span text:style-name="T25">.html</text:span></text:p>
      <text:p text:style-name="P23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iagnose</text:span><text:span text:style-name="T25">.html</text:span></text:p>
      <text:p text:style-name="P23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d</text:span><text:span text:style-name="T28">function</text:span><text:span text:style-name="T25">.html</text:span></text:p>
      <text:p text:style-name="P24"><text:span text:style-name="T25"><text:tab/><text:tab/>/</text:span><text:span text:style-name="T27">fault_data</text:span><text:span text:style-name="T25">/templates/</text:span><text:span text:style-name="T27">d</text:span><text:span text:style-name="T28">iagnose</text:span><text:span text:style-name="T27">/</text:span><text:span text:style-name="T29">search_list</text:span><text:span text:style-name="T25">.html</text:span></text:p>
      <text:p text:style-name="P25"><text:span text:style-name="T25"><text:tab/><text:tab/></text:span><text:span text:style-name="T30">/fault_data/templates/manage/data_manage.html</text:span></text:p>
      <text:p text:style-name="P26"><text:span text:style-name="T30"><text:tab/><text:tab/></text:span><text:span text:style-name="T31">/fault_data/templates/modes/databrose.html</text:span></text:p>
      <text:p text:style-name="P64">这其中的大多数模板文件都继承了frame.html.</text:p>
      <text:p text:style-name="P64"/>
      <text:p text:style-name="P45">2.3 <text:span text:style-name="T70">UI与</text:span>CSS设计</text:p>
      <text:p text:style-name="P66"><text:tab/></text:p>
      <text:p text:style-name="P62"><text:span text:style-name="T35"><text:tab/></text:span><text:span text:style-name="T40">关于</text:span><text:span text:style-name="T49">UI，该系统通过把整个页面分为4个div。分别是 header,menu.content,footer</text:span><text:span text:style-name="T50">。我们还在main.</text:span><text:span text:style-name="T51">css中对这四个区域定义了相关的样式。</text:span></text:p>
      <text:p text:style-name="P62"><text:span text:style-name="T50"><text:tab/>其中header是最顶上的标题区域，在这里是”Web Based Fault Diagnose System”，menu是左边的导航栏，通过左边的一列按钮可以连接到指定的功能页面。content是页面右端的待填充具体内容的区域，footer是最下面的类似于页脚的区域，这里暂时只写上了</text:span><text:span text:style-name="T51">”University of Science and Technology of China”。实际的布局可以参照以下图示。</text:span></text:p>
      <text:p text:style-name="P62"><draw:g text:anchor-type="paragraph" draw:z-index="1" draw:style-name="gr4"><draw:custom-shape draw:style-name="gr3" svg:width="6.594cm" svg:height="0.639cm" svg:x="3.484cm" svg:y="0.122cm"><text:p text:style-name="P84">Header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5.116cm" svg:height="3.264cm" svg:x="4.962cm" svg:y="0.761cm"><text:p text:style-name="P84">Content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1.435cm" svg:height="3.243cm" svg:x="3.484cm" svg:y="0.761cm"><text:p text:style-name="P84">Menu</text:p><draw:enhanced-geometry svg:viewBox="0 0 21600 21600" draw:glue-points="10800 0 0 10800 10800 21600 21600 10800" draw:type="flowchart-process" draw:enhanced-path="M 0 0 L 21600 0 21600 21600 0 21600 0 0 Z N"/></draw:custom-shape><draw:custom-shape draw:style-name="gr3" svg:width="6.594cm" svg:height="0.639cm" svg:x="3.484cm" svg:y="4.003cm"><text:p text:style-name="P84">Footer</text:p><draw:enhanced-geometry svg:viewBox="0 0 21600 21600" draw:glue-points="10800 0 0 10800 10800 21600 21600 10800" draw:type="flowchart-process" draw:enhanced-path="M 0 0 L 21600 0 21600 21600 0 21600 0 0 Z N"/></draw:custom-shape></draw:g><text:span text:style-name="T51"><text:tab/></text:span></text:p>
      <text:p text:style-name="P63"><text:span text:style-name="T35"><text:tab/></text:span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/></text:p>
      <text:p text:style-name="P63"><text:span text:style-name="T35"><text:tab/></text:span><text:span text:style-name="T40">利用</text:span><text:span text:style-name="T41">CSS可以简化对于html的设计。同时CSS提供的按钮或图标可以避免图片的堆积，提高了页面的调用效率</text:span><text:span text:style-name="T45">。</text:span></text:p>
      <text:p text:style-name="P65"><text:tab/>(内容待补充)</text:p>
      <text:p text:style-name="P5"/>
      <text:p text:style-name="P13"><text:span text:style-name="T4">3</text:span><text:span text:style-name="T3">.后端设计</text:span></text:p>
      <text:p text:style-name="P9"/>
      <text:p text:style-name="P3"><text:span text:style-name="T2"><text:tab/></text:span><text:span text:style-name="T33">3</text:span><text:span text:style-name="T36">.1 </text:span><text:span text:style-name="T37">View(</text:span><text:span text:style-name="T36">视图</text:span><text:span text:style-name="T37">)</text:span><text:span text:style-name="T36">设计</text:span></text:p>
      <text:p text:style-name="P9"><text:tab/>视图是<text:span text:style-name="T69">Django框架中最为核心的部分，该系统的</text:span><text:span text:style-name="T71">View目前分为如下几个部分：</text:span></text:p>
      <text:p text:style-name="P9"><text:span text:style-name="T71"><text:tab/>在/fault_data/views.py中定义了以下的view：</text:span></text:p>
      <text:p text:style-name="P50"><text:span text:style-name="T71"><text:tab/>def databrose(request):</text:span></text:p>
      <text:p text:style-name="P50"><text:span text:style-name="T71"><text:tab/>def detail(request,mode_id):</text:span></text:p>
      <text:p text:style-name="P50"><text:span text:style-name="T71"><text:tab/>def dgdetail(request,mode_id):</text:span></text:p>
      <text:p text:style-name="P50"><text:span text:style-name="T71"><text:tab/>def search_form(request):</text:span></text:p>
      <text:p text:style-name="P50"><text:span text:style-name="T71"><text:tab/>def search(request):</text:span></text:p>
      <text:p text:style-name="P50"><text:span text:style-name="T71"><text:tab/>def diagnose(request):</text:span></text:p>
      <text:p text:style-name="P50"><text:span text:style-name="T71"><text:tab/>def datamanage(request):</text:span></text:p>
      <text:p text:style-name="P50"><text:span text:style-name="T71"><text:tab/>def dfunction(request,function_id):</text:span></text:p>
      <text:p text:style-name="P50"><text:span text:style-name="T71"/></text:p>
      <text:p text:style-name="P50"><text:span text:style-name="T71"><text:tab/>databrose提供了对故障模式数据的浏览与检索功能</text:span><text:span text:style-name="T75">。</text:span></text:p>
      <text:p text:style-name="P50"><text:soft-page-break/><text:span text:style-name="T75"><text:tab/>detail通常被databrose调用，用以显示特定故障模式的具体信息。</text:span></text:p>
      <text:p text:style-name="P50"><text:span text:style-name="T75"><text:tab/>diagnose 和databrose类似，不过它调用的是dgdetail而不是detail，这里除了可以显示特定故障模式的具体信息，还</text:span><text:span text:style-name="T86">可以显示子故障模式列表，以及检测手段等相关信息。</text:span></text:p>
      <text:p text:style-name="P51"><text:span text:style-name="T75"><text:tab/></text:span><text:span text:style-name="T71">dfunction是预留的用来调用外部检测代码</text:span><text:span text:style-name="T87">(函数)的视图。</text:span></text:p>
      <text:p text:style-name="P52"><text:span text:style-name="T87"><text:tab/>search一般用来显示搜索的结构</text:span></text:p>
      <text:p text:style-name="P53"><text:span text:style-name="T87"><text:tab/>search_</text:span><text:span text:style-name="T88">form用来传递搜索的参数</text:span></text:p>
      <text:p text:style-name="P53"><text:span text:style-name="T88"><text:tab/>data_</text:span><text:span text:style-name="T89">manage用来提供给用户管理数据库的界面</text:span><text:span text:style-name="T90">。</text:span><text:span text:style-name="T87"><text:tab/></text:span></text:p>
      <text:p text:style-name="P56"><text:span text:style-name="T34"><text:tab/></text:span></text:p>
      <text:p text:style-name="P56"><text:span text:style-name="T34"><text:tab/></text:span><text:span text:style-name="T33">3</text:span><text:span text:style-name="T38">.</text:span><text:span text:style-name="T36">2</text:span><text:span text:style-name="T34"> 数据库设计</text:span></text:p>
      <text:p text:style-name="P54"><text:span text:style-name="T2"/></text:p>
      <text:p text:style-name="P54"><text:span text:style-name="T2"><text:tab/></text:span><text:span text:style-name="T13">Django系统采用的是</text:span><text:span text:style-name="T14">采用MVC设计模式。 M：Model V；View C：Controller</text:span><text:span text:style-name="T15">。数据库中的每一个</text:span><text:span text:style-name="T16">T</text:span><text:span text:style-name="T15">able对应着一个</text:span><text:span text:style-name="T17">models.py中的一个</text:span><text:span text:style-name="T16">C</text:span><text:span text:style-name="T15">lass。一般情况下并不用具体的</text:span><text:span text:style-name="T16">SQL代码来操作数据库中的数据，而是采用经过Python封装后的方法进行操作。</text:span></text:p>
      <text:p text:style-name="P54"><text:span text:style-name="T16">按照下面的数据库定义</text:span><text:span text:style-name="T18">：(来自文档</text:span><text:span text:style-name="T19">《FAST智能诊断》</text:span><text:span text:style-name="T18">)</text:span></text:p>
      <text:p text:style-name="P81"><text:tab/>故障模式表</text:p>
      <text:p text:style-name="P75"><text:tab/>表名称：FaultMode</text:p>
      <text:p text:style-name="P75"><text:tab/>表描述：该表存储故障模式的相关信息</text:p>
      <text:p text:style-name="P75"/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69">字段名称</text:p>
          </table:table-cell>
          <table:table-cell table:style-name="表格10.A1" office:value-type="string">
            <text:p text:style-name="P70">字段类型</text:p>
          </table:table-cell>
          <table:table-cell table:style-name="表格10.C1" office:value-type="string">
            <text:p text:style-name="P78">字段描述</text:p>
          </table:table-cell>
        </table:table-row>
        <table:table-row table:style-name="表格10.1">
          <table:table-cell table:style-name="表格10.A2" office:value-type="string">
            <text:p text:style-name="P69">FaultModeID</text:p>
          </table:table-cell>
          <table:table-cell table:style-name="表格10.A2" office:value-type="string">
            <text:p text:style-name="P70">CHAR(15)</text:p>
          </table:table-cell>
          <table:table-cell table:style-name="表格10.C2" office:value-type="string">
            <text:p text:style-name="P75"><text:span text:style-name="T81">故障原因ID：故障模式的ID号</text:span></text:p>
          </table:table-cell>
        </table:table-row>
        <table:table-row table:style-name="表格10.1">
          <table:table-cell table:style-name="表格10.A3" office:value-type="string">
            <text:p text:style-name="P69">FaultMode</text:p>
          </table:table-cell>
          <table:table-cell table:style-name="表格10.B3" office:value-type="string">
            <text:p text:style-name="P77">VARCHAR</text:p>
          </table:table-cell>
          <table:table-cell table:style-name="表格10.C3" office:value-type="string">
            <text:p text:style-name="P78">故障模式：故障模式或故障原因，即故障树中的节点名称</text:p>
          </table:table-cell>
        </table:table-row>
        <table:table-row table:style-name="表格10.1">
          <table:table-cell table:style-name="表格10.A4" office:value-type="string">
            <text:p text:style-name="P69">FaultDescription</text:p>
          </table:table-cell>
          <table:table-cell table:style-name="表格10.B4" office:value-type="string">
            <text:p text:style-name="P77">TEXT</text:p>
          </table:table-cell>
          <table:table-cell table:style-name="表格10.C4" office:value-type="string">
            <text:p text:style-name="P69">故障描述：对于故障模式的具体描述</text:p>
          </table:table-cell>
        </table:table-row>
        <table:table-row table:style-name="表格10.1">
          <table:table-cell table:style-name="表格10.A5" office:value-type="string">
            <text:p text:style-name="P69">HighLevelFaultModeID</text:p>
          </table:table-cell>
          <table:table-cell table:style-name="表格10.A5" office:value-type="string">
            <text:p text:style-name="P70">CHAR(15)</text:p>
          </table:table-cell>
          <table:table-cell table:style-name="表格10.C5" office:value-type="string">
            <text:p text:style-name="P75"><text:span text:style-name="T81">高层故障模式ID：当前故障模式的父节点的ID</text:span></text:p>
          </table:table-cell>
        </table:table-row>
        <table:table-row table:style-name="表格10.1">
          <table:table-cell table:style-name="表格10.A6" office:value-type="string">
            <text:p text:style-name="P76"><text:span text:style-name="T79">DetectionMethod</text:span></text:p>
          </table:table-cell>
          <table:table-cell table:style-name="表格10.B6" office:value-type="string">
            <text:p text:style-name="P77">BOOL</text:p>
          </table:table-cell>
          <table:table-cell table:style-name="表格10.C6" office:value-type="string">
            <text:p text:style-name="P75"><text:span text:style-name="T81">故障模式检测方式：手动方式或通过状态来检测（0是自动检测，非零是手动检测）</text:span></text:p>
          </table:table-cell>
        </table:table-row>
        <table:table-row table:style-name="表格10.1">
          <table:table-cell table:style-name="表格10.A5" office:value-type="string">
            <text:p text:style-name="P76"><text:span text:style-name="T79">ManualDetectionMethodID</text:span></text:p>
          </table:table-cell>
          <table:table-cell table:style-name="表格10.A5" office:value-type="string">
            <text:p text:style-name="P70">CHAR(15)</text:p>
          </table:table-cell>
          <table:table-cell table:style-name="表格10.C5" office:value-type="string">
            <text:p text:style-name="P75"><text:span text:style-name="T81">手动检测方法ID </text:span></text:p>
          </table:table-cell>
        </table:table-row>
        <table:table-row table:style-name="表格10.1">
          <table:table-cell table:style-name="表格10.A5" office:value-type="string">
            <text:p text:style-name="P69">FunctionID</text:p>
          </table:table-cell>
          <table:table-cell table:style-name="表格10.A5" office:value-type="string">
            <text:p text:style-name="P70">CHAR(15)</text:p>
          </table:table-cell>
          <table:table-cell table:style-name="表格10.C5" office:value-type="string">
            <text:p text:style-name="P75"><text:span text:style-name="T81">相关函数ID</text:span></text:p>
          </table:table-cell>
        </table:table-row>
        <table:table-row table:style-name="表格10.1">
          <table:table-cell table:style-name="表格10.A9" office:value-type="string">
            <text:p text:style-name="P72"><text:a xlink:type="simple" xlink:href="app:ds:priority"><text:span text:style-name="Internet_20_link"><text:span text:style-name="T85">Priority</text:span></text:span></text:a></text:p>
          </table:table-cell>
          <table:table-cell table:style-name="表格10.A9" office:value-type="string">
            <text:p text:style-name="P70">ENUM</text:p>
          </table:table-cell>
          <table:table-cell table:style-name="表格10.C9" office:value-type="string">
            <text:p text:style-name="P78">优先级</text:p>
          </table:table-cell>
        </table:table-row>
        <table:table-row table:style-name="表格10.1">
          <table:table-cell table:style-name="表格10.A10" office:value-type="string">
            <text:p text:style-name="P74"><text:a xlink:type="simple" xlink:href="app:ds:logical"><text:span text:style-name="Internet_20_link"><text:span text:style-name="T85">Logical</text:span></text:span></text:a><text:a xlink:type="simple" xlink:href="app:ds:relationship"><text:span text:style-name="Internet_20_link"><text:span text:style-name="T85">Relationship</text:span></text:span></text:a></text:p>
          </table:table-cell>
          <table:table-cell table:style-name="表格10.B10" office:value-type="string">
            <text:p text:style-name="P77">BOOL</text:p>
          </table:table-cell>
          <table:table-cell table:style-name="表格10.C10" office:value-type="string">
            <text:p text:style-name="P78">逻辑关系：当前故障模式和其高层故障模式的关系（与、或）</text:p>
          </table:table-cell>
        </table:table-row>
      </table:table>
      <text:p text:style-name="P75"/>
      <text:p text:style-name="P81"><text:tab/>故障原因表</text:p>
      <text:p text:style-name="P75"><text:tab/>表名称：FaultCause</text:p>
      <text:p text:style-name="P75"><text:tab/>表描述：该表存储故障原因的相关信息</text:p>
      <text:p text:style-name="P75"/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69">字段名称</text:p>
          </table:table-cell>
          <table:table-cell table:style-name="表格11.A1" office:value-type="string">
            <text:p text:style-name="P70">字段类型</text:p>
          </table:table-cell>
          <table:table-cell table:style-name="表格11.C1" office:value-type="string">
            <text:p text:style-name="P78">字段描述</text:p>
          </table:table-cell>
        </table:table-row>
        <table:table-row table:style-name="表格11.1">
          <table:table-cell table:style-name="表格11.A2" office:value-type="string">
            <text:p text:style-name="P71">FaultCauseID</text:p>
          </table:table-cell>
          <table:table-cell table:style-name="表格11.A2" office:value-type="string">
            <text:p text:style-name="P70">CHAR(15)</text:p>
          </table:table-cell>
          <table:table-cell table:style-name="表格11.C2" office:value-type="string">
            <text:p text:style-name="P75"><text:span text:style-name="T81">故障原因ID：故障原因的ID号</text:span></text:p>
          </table:table-cell>
        </table:table-row>
        <table:table-row table:style-name="表格11.1">
          <table:table-cell table:style-name="表格11.A3" office:value-type="string">
            <text:p text:style-name="P71">FaultCause</text:p>
          </table:table-cell>
          <table:table-cell table:style-name="表格11.B3" office:value-type="string">
            <text:p text:style-name="P77">VARCHAR</text:p>
          </table:table-cell>
          <table:table-cell table:style-name="表格11.C3" office:value-type="string">
            <text:p text:style-name="P80">故障原因：故障原因名称</text:p>
          </table:table-cell>
        </table:table-row>
        <table:table-row table:style-name="表格11.1">
          <table:table-cell table:style-name="表格11.A4" office:value-type="string">
            <text:p text:style-name="P71">FaultCauseDescription</text:p>
          </table:table-cell>
          <table:table-cell table:style-name="表格11.B4" office:value-type="string">
            <text:p text:style-name="P77">TEXT</text:p>
          </table:table-cell>
          <table:table-cell table:style-name="表格11.C4" office:value-type="string">
            <text:p text:style-name="P69">故障原因描述：对于故障原因的具体描述</text:p>
          </table:table-cell>
        </table:table-row>
        <table:table-row table:style-name="表格11.1">
          <table:table-cell table:style-name="表格11.A5" office:value-type="string">
            <text:p text:style-name="P73">DetectionMethod</text:p>
          </table:table-cell>
          <table:table-cell table:style-name="表格11.B5" office:value-type="string">
            <text:p text:style-name="P77">BOOL</text:p>
          </table:table-cell>
          <table:table-cell table:style-name="表格11.C5" office:value-type="string">
            <text:p text:style-name="P75"><text:span text:style-name="T81">故障原因检测方式：手动方式或通过状态来检测（0是自动检测，非零是手动检测）</text:span></text:p>
          </table:table-cell>
        </table:table-row>
        <table:table-row table:style-name="表格11.1">
          <table:table-cell table:style-name="表格11.A6" office:value-type="string">
            <text:p text:style-name="P73">ManualDetectionMethodID</text:p>
          </table:table-cell>
          <table:table-cell table:style-name="表格11.A6" office:value-type="string">
            <text:p text:style-name="P70">CHAR(15)</text:p>
          </table:table-cell>
          <table:table-cell table:style-name="表格11.C6" office:value-type="string">
            <text:p text:style-name="P75"><text:span text:style-name="T81">手动检测方法ID </text:span></text:p>
          </table:table-cell>
        </table:table-row>
        <table:table-row table:style-name="表格11.1">
          <table:table-cell table:style-name="表格11.A6" office:value-type="string">
            <text:p text:style-name="P69">FunctionID</text:p>
          </table:table-cell>
          <table:table-cell table:style-name="表格11.A6" office:value-type="string">
            <text:p text:style-name="P70">CHAR(15)</text:p>
          </table:table-cell>
          <table:table-cell table:style-name="表格11.C6" office:value-type="string">
            <text:p text:style-name="P75"><text:span text:style-name="T81">相关函数ID</text:span></text:p>
          </table:table-cell>
        </table:table-row>
        <table:table-row table:style-name="表格11.1">
          <table:table-cell table:style-name="表格11.A8" office:value-type="string">
            <text:p text:style-name="P72"><text:a xlink:type="simple" xlink:href="app:ds:priority"><text:span text:style-name="Internet_20_link"><text:span text:style-name="T85">Priority</text:span></text:span></text:a></text:p>
          </table:table-cell>
          <table:table-cell table:style-name="表格11.B8" office:value-type="string">
            <text:p text:style-name="P70">ENUM</text:p>
          </table:table-cell>
          <table:table-cell table:style-name="表格11.C8" office:value-type="string">
            <text:p text:style-name="P78">优先级</text:p>
          </table:table-cell>
        </table:table-row>
        <table:table-row table:style-name="表格11.1">
          <table:table-cell table:style-name="表格11.A9" office:value-type="string">
            <text:p text:style-name="P74"><text:a xlink:type="simple" xlink:href="app:ds:logical"><text:span text:style-name="Internet_20_link"><text:span text:style-name="T85">Logical</text:span></text:span></text:a><text:a xlink:type="simple" xlink:href="app:ds:relationship"><text:span text:style-name="Internet_20_link"><text:span text:style-name="T85">Relationship</text:span></text:span></text:a></text:p>
          </table:table-cell>
          <table:table-cell table:style-name="表格11.B9" office:value-type="string">
            <text:p text:style-name="P77">BOOL</text:p>
          </table:table-cell>
          <table:table-cell table:style-name="表格11.C9" office:value-type="string">
            <text:p text:style-name="P78">逻辑关系：当前故障模式和其高层故障模式的关系（与、或）</text:p>
          </table:table-cell>
        </table:table-row>
        <text:soft-page-break/>
        <table:table-row table:style-name="表格11.1">
          <table:table-cell table:style-name="表格11.A10" office:value-type="string">
            <text:p text:style-name="P82">MaintenanceSuggestions</text:p>
          </table:table-cell>
          <table:table-cell table:style-name="表格11.B10" office:value-type="string">
            <text:p text:style-name="P77">TEXT</text:p>
          </table:table-cell>
          <table:table-cell table:style-name="表格11.C10" office:value-type="string">
            <text:p text:style-name="P80">维修建议：故障的维修建议</text:p>
          </table:table-cell>
        </table:table-row>
      </table:table>
      <text:p text:style-name="P83"/>
      <text:p text:style-name="P81"><text:tab/>故障关系表</text:p>
      <text:p text:style-name="P75"><text:tab/>表名称：FaultRelation</text:p>
      <text:p text:style-name="P75"><text:tab/>表描述：该表存储故障模式和故障原因的关系</text:p>
      <text:p text:style-name="P75"/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69">字段名称</text:p>
          </table:table-cell>
          <table:table-cell table:style-name="表格12.A1" office:value-type="string">
            <text:p text:style-name="P70">字段类型</text:p>
          </table:table-cell>
          <table:table-cell table:style-name="表格12.C1" office:value-type="string">
            <text:p text:style-name="P78">字段描述</text:p>
          </table:table-cell>
        </table:table-row>
        <table:table-row table:style-name="表格12.1">
          <table:table-cell table:style-name="表格12.A2" office:value-type="string">
            <text:p text:style-name="P69">FaultModeID</text:p>
          </table:table-cell>
          <table:table-cell table:style-name="表格12.A2" office:value-type="string">
            <text:p text:style-name="P70">CHAR(15)</text:p>
          </table:table-cell>
          <table:table-cell table:style-name="表格12.C2" office:value-type="string">
            <text:p text:style-name="P75"><text:span text:style-name="T81">故障模式ID：故障模式的ID号</text:span></text:p>
          </table:table-cell>
        </table:table-row>
        <table:table-row table:style-name="表格12.1">
          <table:table-cell table:style-name="表格12.A2" office:value-type="string">
            <text:p text:style-name="P69">FaultCauseID</text:p>
          </table:table-cell>
          <table:table-cell table:style-name="表格12.A2" office:value-type="string">
            <text:p text:style-name="P70">CHAR(15)</text:p>
          </table:table-cell>
          <table:table-cell table:style-name="表格12.C2" office:value-type="string">
            <text:p text:style-name="P75"><text:span text:style-name="T81">故障原因ID：故障原因的ID号</text:span></text:p>
          </table:table-cell>
        </table:table-row>
        <table:table-row table:style-name="表格12.1">
          <table:table-cell table:style-name="表格12.A4" office:value-type="string">
            <text:p text:style-name="P72"><text:a xlink:type="simple" xlink:href="app:ds:logical"><text:span text:style-name="Internet_20_link"><text:span text:style-name="T85">Logical</text:span></text:span></text:a><text:a xlink:type="simple" xlink:href="app:ds:relationship"><text:span text:style-name="Internet_20_link"><text:span text:style-name="T85">Relationship</text:span></text:span></text:a></text:p>
          </table:table-cell>
          <table:table-cell table:style-name="表格12.B4" office:value-type="string">
            <text:p text:style-name="P77">BOOL</text:p>
          </table:table-cell>
          <table:table-cell table:style-name="表格12.C4" office:value-type="string">
            <text:p text:style-name="P79">逻辑关系：当前故障模式和其高层故障模式的关系（与、或）</text:p>
          </table:table-cell>
        </table:table-row>
      </table:table>
      <text:p text:style-name="P81"><text:tab/>手动检测方法表</text:p>
      <text:p text:style-name="P75"><text:tab/>表名称：<text:span text:style-name="T79">ManualDetection</text:span></text:p>
      <text:p text:style-name="P75"><text:tab/>表描述：该表存储手动检测方法的相关信息</text:p>
      <text:p text:style-name="P75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69">字段名称</text:p>
          </table:table-cell>
          <table:table-cell table:style-name="表格13.A1" office:value-type="string">
            <text:p text:style-name="P70">字段类型</text:p>
          </table:table-cell>
          <table:table-cell table:style-name="表格13.C1" office:value-type="string">
            <text:p text:style-name="P78">字段描述</text:p>
          </table:table-cell>
        </table:table-row>
        <table:table-row table:style-name="表格13.1">
          <table:table-cell table:style-name="表格13.A2" office:value-type="string">
            <text:p text:style-name="P73">ManualDetectionMethodID</text:p>
          </table:table-cell>
          <table:table-cell table:style-name="表格13.A2" office:value-type="string">
            <text:p text:style-name="P70">CHAR(15)</text:p>
          </table:table-cell>
          <table:table-cell table:style-name="表格13.C2" office:value-type="string">
            <text:p text:style-name="P75"><text:span text:style-name="T81">手动检测方法ID </text:span></text:p>
          </table:table-cell>
        </table:table-row>
        <table:table-row table:style-name="表格13.1">
          <table:table-cell table:style-name="表格13.A3" office:value-type="string">
            <text:p text:style-name="P73">MethodDescription</text:p>
          </table:table-cell>
          <table:table-cell table:style-name="表格13.B3" office:value-type="string">
            <text:p text:style-name="P70">TEXT</text:p>
          </table:table-cell>
          <table:table-cell table:style-name="表格13.C3" office:value-type="string">
            <text:p text:style-name="P78">手动检测方法描述</text:p>
          </table:table-cell>
        </table:table-row>
      </table:table>
      <text:p text:style-name="P81"><text:tab/>自动检测方法表</text:p>
      <text:p text:style-name="P75"><text:tab/>表名称：<text:span text:style-name="T79">AutoDetection</text:span></text:p>
      <text:p text:style-name="P75"><text:tab/>表描述：该表存储故障模式和故障原因的关系</text:p>
      <text:p text:style-name="P75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69">字段名称</text:p>
          </table:table-cell>
          <table:table-cell table:style-name="表格14.A1" office:value-type="string">
            <text:p text:style-name="P70">字段类型</text:p>
          </table:table-cell>
          <table:table-cell table:style-name="表格14.C1" office:value-type="string">
            <text:p text:style-name="P78">字段描述</text:p>
          </table:table-cell>
        </table:table-row>
        <table:table-row table:style-name="表格14.1">
          <table:table-cell table:style-name="表格14.A2" office:value-type="string">
            <text:p text:style-name="P69">FunctionID</text:p>
          </table:table-cell>
          <table:table-cell table:style-name="表格14.A2" office:value-type="string">
            <text:p text:style-name="P70">CHAR(15)</text:p>
          </table:table-cell>
          <table:table-cell table:style-name="表格14.C2" office:value-type="string">
            <text:p text:style-name="P75"><text:span text:style-name="T81">自动检测函数ID</text:span></text:p>
          </table:table-cell>
        </table:table-row>
        <table:table-row table:style-name="表格14.1">
          <table:table-cell table:style-name="表格14.A3" office:value-type="string">
            <text:p text:style-name="P69">FunctionName</text:p>
          </table:table-cell>
          <table:table-cell table:style-name="表格14.B3" office:value-type="string">
            <text:p text:style-name="P77">VARCHAR</text:p>
          </table:table-cell>
          <table:table-cell table:style-name="表格14.C3" office:value-type="string">
            <text:p text:style-name="P78">自动检测函数名称</text:p>
          </table:table-cell>
        </table:table-row>
        <table:table-row table:style-name="表格14.1">
          <table:table-cell table:style-name="表格14.A4" office:value-type="string">
            <text:p text:style-name="P72"><text:a xlink:type="simple" xlink:href="app:ds:logical"><text:span text:style-name="Internet_20_link"><text:span text:style-name="T85">Logical</text:span></text:span></text:a><text:a xlink:type="simple" xlink:href="app:ds:relationship"><text:span text:style-name="Internet_20_link"><text:span text:style-name="T85">Exp</text:span></text:span></text:a></text:p>
          </table:table-cell>
          <table:table-cell table:style-name="表格14.B4" office:value-type="string">
            <text:p text:style-name="P70">TEXT</text:p>
          </table:table-cell>
          <table:table-cell table:style-name="表格14.C4" office:value-type="string">
            <text:p text:style-name="P79">逻辑表达式</text:p>
          </table:table-cell>
        </table:table-row>
      </table:table>
      <text:p text:style-name="P81"><text:tab/>函数参数表</text:p>
      <text:p text:style-name="P75"><text:tab/>表名称：FunctionArg</text:p>
      <text:p text:style-name="P75"><text:tab/>表描述：该表存储自动检测函数的参数列表</text:p>
      <text:p text:style-name="P75"/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69">字段名称</text:p>
          </table:table-cell>
          <table:table-cell table:style-name="表格15.A1" office:value-type="string">
            <text:p text:style-name="P70">字段类型</text:p>
          </table:table-cell>
          <table:table-cell table:style-name="表格15.C1" office:value-type="string">
            <text:p text:style-name="P78">字段描述</text:p>
          </table:table-cell>
        </table:table-row>
        <table:table-row table:style-name="表格15.1">
          <table:table-cell table:style-name="表格15.A2" office:value-type="string">
            <text:p text:style-name="P69">FunctionID</text:p>
          </table:table-cell>
          <table:table-cell table:style-name="表格15.A2" office:value-type="string">
            <text:p text:style-name="P70">CHAR(15)</text:p>
          </table:table-cell>
          <table:table-cell table:style-name="表格15.C2" office:value-type="string">
            <text:p text:style-name="P75"><text:span text:style-name="T81">自动检测函数ID</text:span></text:p>
          </table:table-cell>
        </table:table-row>
        <table:table-row table:style-name="表格15.1">
          <table:table-cell table:style-name="表格15.A2" office:value-type="string">
            <text:p text:style-name="P69">ArgID</text:p>
          </table:table-cell>
          <table:table-cell table:style-name="表格15.A2" office:value-type="string">
            <text:p text:style-name="P70">CHAR(15)</text:p>
          </table:table-cell>
          <table:table-cell table:style-name="表格15.C2" office:value-type="string">
            <text:p text:style-name="P75"><text:span text:style-name="T81">函数参数ID</text:span></text:p>
          </table:table-cell>
        </table:table-row>
      </table:table>
      <text:p text:style-name="P81"><text:tab/>函数参数描述表</text:p>
      <text:p text:style-name="P75"><text:tab/>表名称：FunctionArgDes</text:p>
      <text:p text:style-name="P75"><text:tab/>表描述：该表存储自动检测函数的参数的想换信息描述</text:p>
      <text:p text:style-name="P75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69">字段名称</text:p>
          </table:table-cell>
          <table:table-cell table:style-name="表格16.A1" office:value-type="string">
            <text:p text:style-name="P70">字段类型</text:p>
          </table:table-cell>
          <table:table-cell table:style-name="表格16.C1" office:value-type="string">
            <text:p text:style-name="P78">字段描述</text:p>
          </table:table-cell>
        </table:table-row>
        <table:table-row table:style-name="表格16.1">
          <table:table-cell table:style-name="表格16.A2" office:value-type="string">
            <text:p text:style-name="P69">ArgID</text:p>
          </table:table-cell>
          <table:table-cell table:style-name="表格16.A2" office:value-type="string">
            <text:p text:style-name="P70">CHAR(15)</text:p>
          </table:table-cell>
          <table:table-cell table:style-name="表格16.C2" office:value-type="string">
            <text:p text:style-name="P75"><text:span text:style-name="T81">函数参数ID</text:span></text:p>
          </table:table-cell>
        </table:table-row>
        <table:table-row table:style-name="表格16.1">
          <table:table-cell table:style-name="表格16.A3" office:value-type="string">
            <text:p text:style-name="P69">ArgName</text:p>
          </table:table-cell>
          <table:table-cell table:style-name="表格16.B3" office:value-type="string">
            <text:p text:style-name="P77">VARCHAR</text:p>
          </table:table-cell>
          <table:table-cell table:style-name="表格16.C3" office:value-type="string">
            <text:p text:style-name="P78">函数参数名称</text:p>
          </table:table-cell>
        </table:table-row>
        <table:table-row table:style-name="表格16.1">
          <table:table-cell table:style-name="表格16.A4" office:value-type="string">
            <text:p text:style-name="P69">ArgDescription</text:p>
          </table:table-cell>
          <table:table-cell table:style-name="表格16.B4" office:value-type="string">
            <text:p text:style-name="P77">TEXT</text:p>
          </table:table-cell>
          <table:table-cell table:style-name="表格16.C4" office:value-type="string">
            <text:p text:style-name="P78">函数参数描述</text:p>
          </table:table-cell>
        </table:table-row>
      </table:table>
      <text:p text:style-name="P75"><text:span text:style-name="T73"/></text:p>
      <text:p text:style-name="P54"><text:soft-page-break/><text:span text:style-name="T18"/></text:p>
      <text:p text:style-name="P54"><text:span text:style-name="T18"/></text:p>
      <text:p text:style-name="P54"><text:span text:style-name="T18"><text:tab/>我们</text:span><text:span text:style-name="T20">在/fault_data/models.py中</text:span><text:span text:style-name="T18">定义的models如下</text:span><text:span text:style-name="T20">：</text:span></text:p>
      <text:p text:style-name="P55"><text:span text:style-name="T20"/></text:p>
      <text:p text:style-name="P67"><text:span text:style-name="T72">class FaultMode(models.Model):</text:span></text:p>
      <text:p text:style-name="P67"><text:span text:style-name="T72"><text:s/></text:span></text:p>
      <text:p text:style-name="P67"><text:span text:style-name="T72"><text:tab/>FaultModeID = models.CharField(max_length=15)</text:span></text:p>
      <text:p text:style-name="P67"><text:span text:style-name="T72"><text:tab/>FaultMode = models.CharField(max_length=200)</text:span></text:p>
      <text:p text:style-name="P67"><text:span text:style-name="T72"><text:tab/>FaultDescription= models.CharField(max_length=200)</text:span></text:p>
      <text:p text:style-name="P67"><text:span text:style-name="T72"><text:tab/>HighLevelFaultModeID = models.CharField(max_length=15)</text:span></text:p>
      <text:p text:style-name="P67"><text:span text:style-name="T72"><text:tab/>DetectionMethod = models.BooleanField()</text:span></text:p>
      <text:p text:style-name="P67"><text:span text:style-name="T72"><text:tab/>ManualDetectionMethodID = models.CharField(max_length=15)</text:span></text:p>
      <text:p text:style-name="P67"><text:span text:style-name="T72"><text:tab/>FunctionID = models.CharField(max_length=15)</text:span></text:p>
      <text:p text:style-name="P67"><text:span text:style-name="T72"><text:tab/>Priority = models.IntegerField()</text:span></text:p>
      <text:p text:style-name="P67"><text:span text:style-name="T72"><text:tab/>LogicalRelationship = models.BooleanField()</text:span></text:p>
      <text:p text:style-name="P67"><text:span text:style-name="T72"/></text:p>
      <text:p text:style-name="P67"><text:span text:style-name="T72">class FaultCause(models.Model):</text:span></text:p>
      <text:p text:style-name="P67"><text:span text:style-name="T72"><text:tab/></text:span></text:p>
      <text:p text:style-name="P67"><text:span text:style-name="T72"><text:tab/>FaultCauseID = models.CharField(max_length=15)</text:span></text:p>
      <text:p text:style-name="P67"><text:span text:style-name="T72"><text:tab/>FaultCause = models.CharField(max_length=15)</text:span></text:p>
      <text:p text:style-name="P67"><text:span text:style-name="T72"><text:tab/>FaultCauseDescription= models.CharField(max_length=200)</text:span></text:p>
      <text:p text:style-name="P67"><text:span text:style-name="T72"><text:tab/>HighLevelFaultModeID = models.CharField(max_length=15)</text:span></text:p>
      <text:p text:style-name="P67"><text:span text:style-name="T72"><text:tab/>DetectionMethod = models.BooleanField()</text:span></text:p>
      <text:p text:style-name="P67"><text:span text:style-name="T72"><text:tab/>ManualDetectionMethodID = models.CharField(max_length=15)</text:span></text:p>
      <text:p text:style-name="P67"><text:span text:style-name="T72"><text:s/><text:tab/>FunctionID = models.CharField(max_length=15)</text:span></text:p>
      <text:p text:style-name="P67"><text:span text:style-name="T72"><text:tab/>Priority = models.IntegerField()</text:span></text:p>
      <text:p text:style-name="P67"><text:span text:style-name="T72"><text:tab/>LogicalRelationship = models.BooleanField()</text:span></text:p>
      <text:p text:style-name="P67"><text:span text:style-name="T72"><text:tab/>MaintenanceSuggestions = models.CharField(max_length=300)</text:span></text:p>
      <text:p text:style-name="P67"><text:span text:style-name="T72"/></text:p>
      <text:p text:style-name="P67"><text:span text:style-name="T72">class FaultRelation(models.Model):</text:span></text:p>
      <text:p text:style-name="P67"><text:span text:style-name="T72"/></text:p>
      <text:p text:style-name="P67"><text:span text:style-name="T72"><text:tab/>FaultModeID = models.CharField(max_length=15)</text:span></text:p>
      <text:p text:style-name="P67"><text:span text:style-name="T72"><text:tab/>FaultCauseID = models.CharField(max_length=15)</text:span></text:p>
      <text:p text:style-name="P67"><text:span text:style-name="T72"><text:tab/>LogicalRelationship = models.BooleanField()</text:span></text:p>
      <text:p text:style-name="P67"><text:span text:style-name="T72"/></text:p>
      <text:p text:style-name="P67"><text:span text:style-name="T72">class ManualDetection(models.Model):</text:span></text:p>
      <text:p text:style-name="P67"><text:span text:style-name="T72"/></text:p>
      <text:p text:style-name="P67"><text:span text:style-name="T72"><text:tab/>ManualDetectionMethodID = models.CharField(max_length=15)</text:span></text:p>
      <text:p text:style-name="P67"><text:span text:style-name="T72"><text:tab/>MethodDescription= models.CharField(max_length=200)</text:span></text:p>
      <text:p text:style-name="P67"><text:span text:style-name="T72"/></text:p>
      <text:p text:style-name="P67"><text:span text:style-name="T72">class AutoDetection(models.Model):</text:span></text:p>
      <text:p text:style-name="P67"><text:span text:style-name="T72"/></text:p>
      <text:p text:style-name="P67"><text:span text:style-name="T72"><text:tab/>FunctionID = models.CharField(max_length=15)</text:span></text:p>
      <text:p text:style-name="P67"><text:span text:style-name="T72"><text:tab/>FunctionName = models.CharField(max_length=15)</text:span></text:p>
      <text:p text:style-name="P67"><text:span text:style-name="T72"><text:tab/>LogicalExp= models.CharField(max_length=200)</text:span></text:p>
      <text:p text:style-name="P67"><text:span text:style-name="T72"/></text:p>
      <text:p text:style-name="P67"><text:span text:style-name="T72">class FunctionArg(models.Model):</text:span></text:p>
      <text:p text:style-name="P67"><text:span text:style-name="T72"><text:tab/></text:span></text:p>
      <text:p text:style-name="P67"><text:span text:style-name="T72"><text:tab/>FunctionID = models.CharField(max_length=15)</text:span></text:p>
      <text:p text:style-name="P67"><text:span text:style-name="T72"><text:tab/>ArgID = models.CharField(max_length=15)</text:span></text:p>
      <text:p text:style-name="P67"><text:span text:style-name="T72"/></text:p>
      <text:p text:style-name="P67"><text:span text:style-name="T72">class FunctionArgDes(models.Model):</text:span></text:p>
      <text:p text:style-name="P67"><text:span text:style-name="T72"/></text:p>
      <text:p text:style-name="P67"><text:span text:style-name="T72"><text:tab/>ArgID = models.CharField(max_length=15)</text:span></text:p>
      <text:p text:style-name="P67"><text:span text:style-name="T72"><text:tab/>ArgName = models.CharField(max_length=200)</text:span></text:p>
      <text:p text:style-name="P67"><text:span text:style-name="T72"><text:tab/>ArgDescription = models.CharField(max_length=20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华文楷体" svg:font-family="华文楷体" style:font-pitch="variable"/>
    <style:font-face style:name="宋体" svg:font-family="宋体" style:font-pitch="variable"/>
    <style:font-face style:name="宋体1" svg:font-family="宋体, SimSun" style:font-pitch="variable"/>
    <style:font-face style:name="新宋体" svg:font-family="新宋体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宋体2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文档信息" style:family="paragraph" style:parent-style-name="Standard">
      <style:paragraph-properties fo:text-align="center" style:justify-single-word="false"/>
      <style:text-properties fo:font-size="10pt" style:font-name-asian="华文楷体" style:font-size-asian="10pt"/>
    </style:style>
    <style:style style:name="文档信息内容" style:family="paragraph" style:parent-style-name="Standard">
      <style:paragraph-properties fo:margin-left="0.37cm" fo:margin-right="0.37cm" fo:text-align="center" style:justify-single-word="false" fo:text-indent="0cm" style:auto-text-indent="false"/>
      <style:text-properties fo:font-size="10pt" style:font-name-asian="华文楷体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class="text">
      <style:paragraph-properties fo:margin-top="0.459cm" fo:margin-bottom="0.459cm" style:contextual-spacing="false" fo:keep-together="always" fo:keep-with-next="always"/>
      <style:text-properties style:font-name="Arial" fo:font-size="14pt" fo:font-weight="bold" style:font-name-asian="黑体" style:font-size-asian="14pt" style:font-weight-asian="bold" style:font-name-complex="Arial" style:font-size-complex="14pt" style:font-weight-complex="bold"/>
    </style:style>
    <style:style style:name="普通_28_网站_29_" style:display-name="普通(网站)" style:family="paragraph" style:parent-style-name="Standard">
      <style:paragraph-properties fo:text-align="start" style:justify-single-word="false" fo:orphans="2" fo:widows="2"/>
      <style:text-properties style:font-name="宋体1" fo:font-size="12pt" style:letter-kerning="true" style:font-size-asian="12pt" style:font-name-complex="宋体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ny </meta:initial-creator>
    <meta:creation-date>2013-04-21T22:33:20</meta:creation-date>
    <meta:generator>LibreOffice/4.0.0.3$Linux_X86_64 LibreOffice_project/7545bee9c2a0782548772a21bc84a9dcc583b89</meta:generator>
    <dc:date>2013-04-22T16:09:58</dc:date>
    <dc:creator>wny </dc:creator>
    <meta:editing-duration>PT3H25M56S</meta:editing-duration>
    <meta:editing-cycles>109</meta:editing-cycles>
    <meta:document-statistic meta:table-count="8" meta:image-count="0" meta:object-count="0" meta:page-count="6" meta:paragraph-count="278" meta:word-count="2641" meta:character-count="7175" meta:non-whitespace-character-count="6880"/>
  </office:meta>
</office:document-meta>
</file>